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fo:font-weight="normal" officeooo:rsid="0022fac6" officeooo:paragraph-rsid="0022fac6" style:font-weight-asian="normal" style:font-weight-complex="normal"/>
    </style:style>
    <style:style style:name="P2" style:family="paragraph" style:parent-style-name="Standard" style:list-style-name="L2">
      <style:text-properties fo:font-weight="normal" officeooo:rsid="0022fac6" officeooo:paragraph-rsid="0022fac6" style:font-weight-asian="normal" style:font-weight-complex="normal"/>
    </style:style>
    <style:style style:name="P3" style:family="paragraph" style:parent-style-name="Standard" style:list-style-name="L3">
      <style:text-properties fo:font-weight="normal" officeooo:rsid="0022fac6" officeooo:paragraph-rsid="002790f5" style:font-weight-asian="normal" style:font-weight-complex="normal"/>
    </style:style>
    <style:style style:name="P4" style:family="paragraph" style:parent-style-name="Standard">
      <style:text-properties fo:font-weight="normal" officeooo:rsid="0022fac6" officeooo:paragraph-rsid="0022fac6" style:font-weight-asian="normal" style:font-weight-complex="normal"/>
    </style:style>
    <style:style style:name="P5" style:family="paragraph" style:parent-style-name="Standard">
      <style:text-properties fo:font-weight="normal" officeooo:rsid="0022fac6" officeooo:paragraph-rsid="002790f5" style:font-weight-asian="normal" style:font-weight-complex="normal"/>
    </style:style>
    <style:style style:name="P6" style:family="paragraph" style:parent-style-name="Standard">
      <style:text-properties fo:font-weight="normal" officeooo:rsid="0012aaff" officeooo:paragraph-rsid="0012aaff" style:font-weight-asian="normal" style:font-weight-complex="normal"/>
    </style:style>
    <style:style style:name="P7" style:family="paragraph" style:parent-style-name="Standard">
      <style:text-properties fo:font-weight="normal" officeooo:rsid="00162a65" officeooo:paragraph-rsid="00162a65" style:font-weight-asian="normal" style:font-weight-complex="normal"/>
    </style:style>
    <style:style style:name="P8" style:family="paragraph" style:parent-style-name="Standard">
      <style:text-properties fo:font-weight="normal" officeooo:rsid="00162a65" officeooo:paragraph-rsid="002028bc" style:font-weight-asian="normal" style:font-weight-complex="normal"/>
    </style:style>
    <style:style style:name="P9" style:family="paragraph" style:parent-style-name="Standard">
      <style:text-properties fo:font-weight="normal" officeooo:paragraph-rsid="00209445" style:font-weight-asian="normal" style:font-weight-complex="normal"/>
    </style:style>
    <style:style style:name="P10" style:family="paragraph" style:parent-style-name="Standard">
      <style:text-properties fo:font-weight="normal" officeooo:paragraph-rsid="002028bc" style:font-weight-asian="normal" style:font-weight-complex="normal"/>
    </style:style>
    <style:style style:name="P11" style:family="paragraph" style:parent-style-name="Standard" style:list-style-name="L4">
      <style:text-properties fo:font-size="12pt" fo:font-weight="normal" officeooo:rsid="002e3a88" officeooo:paragraph-rsid="002e3a88" style:font-size-asian="10.5pt" style:font-weight-asian="normal" style:font-size-complex="12pt" style:font-weight-complex="normal"/>
    </style:style>
    <style:style style:name="P12" style:family="paragraph" style:parent-style-name="Standard" style:list-style-name="L5">
      <style:text-properties fo:font-size="12pt" fo:font-weight="normal" officeooo:rsid="002e3a88" officeooo:paragraph-rsid="002e3a88" style:font-size-asian="10.5pt" style:font-weight-asian="normal" style:font-size-complex="12pt" style:font-weight-complex="normal"/>
    </style:style>
    <style:style style:name="P13" style:family="paragraph" style:parent-style-name="Standard">
      <style:text-properties fo:font-size="12pt" fo:font-weight="normal" officeooo:rsid="002e3a88" officeooo:paragraph-rsid="002e3a88" style:font-size-asian="10.5pt" style:font-weight-asian="normal" style:font-size-complex="12pt" style:font-weight-complex="normal"/>
    </style:style>
    <style:style style:name="P14" style:family="paragraph" style:parent-style-name="Standard">
      <style:text-properties fo:font-size="12pt" fo:font-weight="normal" officeooo:rsid="0028e2d2" officeooo:paragraph-rsid="0028e2d2" style:font-size-asian="10.5pt" style:font-weight-asian="normal" style:font-size-complex="12pt" style:font-weight-complex="normal"/>
    </style:style>
    <style:style style:name="P15" style:family="paragraph" style:parent-style-name="Standard">
      <style:text-properties fo:font-size="12pt" fo:font-weight="normal" officeooo:rsid="002979a1" officeooo:paragraph-rsid="002979a1" style:font-size-asian="10.5pt" style:font-weight-asian="normal" style:font-size-complex="12pt" style:font-weight-complex="normal"/>
    </style:style>
    <style:style style:name="P16" style:family="paragraph" style:parent-style-name="Standard">
      <style:text-properties fo:font-size="12pt" fo:font-weight="normal" officeooo:rsid="002ae495" officeooo:paragraph-rsid="002ae495" style:font-size-asian="10.5pt" style:font-weight-asian="normal" style:font-size-complex="12pt" style:font-weight-complex="normal"/>
    </style:style>
    <style:style style:name="P17" style:family="paragraph" style:parent-style-name="Standard">
      <style:text-properties fo:font-size="12pt" fo:font-weight="normal" officeooo:rsid="0022fac6" officeooo:paragraph-rsid="0022fac6" style:font-size-asian="12pt" style:font-weight-asian="normal" style:font-size-complex="12pt" style:font-weight-complex="normal"/>
    </style:style>
    <style:style style:name="P18" style:family="paragraph" style:parent-style-name="Standard">
      <style:text-properties fo:font-size="12pt" fo:font-weight="normal" officeooo:rsid="002790f5" officeooo:paragraph-rsid="002790f5" style:font-size-asian="12pt" style:font-weight-asian="normal" style:font-size-complex="12pt" style:font-weight-complex="normal"/>
    </style:style>
    <style:style style:name="P19" style:family="paragraph" style:parent-style-name="Standard">
      <style:text-properties fo:font-size="12pt" fo:font-weight="normal" officeooo:rsid="0028e2d2" officeooo:paragraph-rsid="0028e2d2" style:font-size-asian="12pt" style:font-weight-asian="normal" style:font-size-complex="12pt" style:font-weight-complex="normal"/>
    </style:style>
    <style:style style:name="P20" style:family="paragraph" style:parent-style-name="Standard">
      <style:text-properties fo:font-size="12pt" style:text-underline-style="none" fo:font-weight="bold" officeooo:rsid="002f4d74" officeooo:paragraph-rsid="002f4d74" style:font-size-asian="10.5pt" style:font-weight-asian="bold" style:font-size-complex="12pt" style:font-weight-complex="bold"/>
    </style:style>
    <style:style style:name="P21" style:family="paragraph" style:parent-style-name="Standard">
      <style:text-properties fo:font-size="12pt" style:text-underline-style="none" fo:font-weight="bold" officeooo:rsid="0036db50" officeooo:paragraph-rsid="0036db50" style:font-size-asian="10.5pt" style:font-weight-asian="bold" style:font-size-complex="12pt" style:font-weight-complex="bold"/>
    </style:style>
    <style:style style:name="P22" style:family="paragraph" style:parent-style-name="Standard">
      <style:text-properties fo:font-size="12pt" style:text-underline-style="none" fo:font-weight="bold" officeooo:rsid="00371513" officeooo:paragraph-rsid="00371513" style:font-size-asian="10.5pt" style:font-weight-asian="bold" style:font-size-complex="12pt" style:font-weight-complex="bold"/>
    </style:style>
    <style:style style:name="P23" style:family="paragraph" style:parent-style-name="Standard">
      <style:text-properties fo:font-size="12pt" style:text-underline-style="none" fo:font-weight="bold" officeooo:rsid="00389fd3" officeooo:paragraph-rsid="00389fd3" style:font-size-asian="10.5pt" style:font-weight-asian="bold" style:font-size-complex="12pt" style:font-weight-complex="bold"/>
    </style:style>
    <style:style style:name="P24" style:family="paragraph" style:parent-style-name="Standard">
      <style:text-properties fo:font-size="12pt" style:text-underline-style="none" fo:font-weight="bold" officeooo:rsid="003c5c1b" officeooo:paragraph-rsid="003c5c1b" style:font-size-asian="10.5pt" style:font-weight-asian="bold" style:font-size-complex="12pt" style:font-weight-complex="bold"/>
    </style:style>
    <style:style style:name="P25" style:family="paragraph" style:parent-style-name="Standard">
      <style:text-properties fo:font-size="12pt" style:text-underline-style="none" fo:font-weight="bold" officeooo:rsid="003e1062" officeooo:paragraph-rsid="003e1062" style:font-size-asian="10.5pt" style:font-weight-asian="bold" style:font-size-complex="12pt" style:font-weight-complex="bold"/>
    </style:style>
    <style:style style:name="P26" style:family="paragraph" style:parent-style-name="Standard">
      <style:text-properties fo:font-size="12pt" style:text-underline-style="none" fo:font-weight="bold" officeooo:rsid="003e14d9" officeooo:paragraph-rsid="003e14d9" style:font-size-asian="10.5pt" style:font-weight-asian="bold" style:font-size-complex="12pt" style:font-weight-complex="bold"/>
    </style:style>
    <style:style style:name="P27" style:family="paragraph" style:parent-style-name="Standard">
      <style:text-properties fo:font-size="12pt" style:text-underline-style="none" fo:font-weight="bold" officeooo:rsid="003e14d9" officeooo:paragraph-rsid="003f8c22" style:font-size-asian="10.5pt" style:font-weight-asian="bold" style:font-size-complex="12pt" style:font-weight-complex="bold"/>
    </style:style>
    <style:style style:name="P28" style:family="paragraph" style:parent-style-name="Standard">
      <style:text-properties fo:font-size="12pt" style:text-underline-style="none" fo:font-weight="bold" officeooo:rsid="003ee782" officeooo:paragraph-rsid="003ee782" style:font-size-asian="10.5pt" style:font-weight-asian="bold" style:font-size-complex="12pt" style:font-weight-complex="bold"/>
    </style:style>
    <style:style style:name="P29" style:family="paragraph" style:parent-style-name="Standard">
      <style:text-properties fo:font-size="12pt" style:text-underline-style="none" fo:font-weight="bold" officeooo:rsid="003f80ac" officeooo:paragraph-rsid="003f80ac" style:font-size-asian="10.5pt" style:font-weight-asian="bold" style:font-size-complex="12pt" style:font-weight-complex="bold"/>
    </style:style>
    <style:style style:name="P30" style:family="paragraph" style:parent-style-name="Standard">
      <style:text-properties fo:font-size="12pt" style:text-underline-style="none" fo:font-weight="bold" officeooo:rsid="003f8c22" officeooo:paragraph-rsid="003f8c22" style:font-size-asian="10.5pt" style:font-weight-asian="bold" style:font-size-complex="12pt" style:font-weight-complex="bold"/>
    </style:style>
    <style:style style:name="P31" style:family="paragraph" style:parent-style-name="Standard">
      <style:text-properties fo:font-size="12pt" style:text-underline-style="none" fo:font-weight="bold" officeooo:rsid="00402144" officeooo:paragraph-rsid="00402144" style:font-size-asian="10.5pt" style:font-weight-asian="bold" style:font-size-complex="12pt" style:font-weight-complex="bold"/>
    </style:style>
    <style:style style:name="P32" style:family="paragraph" style:parent-style-name="Standard">
      <style:text-properties fo:font-size="12pt" style:text-underline-style="none" fo:font-weight="bold" officeooo:rsid="0033fdfa" officeooo:paragraph-rsid="0033fdfa" style:font-size-asian="12pt" style:font-weight-asian="bold" style:font-size-complex="12pt" style:font-weight-complex="bold"/>
    </style:style>
    <style:style style:name="P33" style:family="paragraph" style:parent-style-name="Standard">
      <style:text-properties fo:font-size="12pt" style:text-underline-style="none" fo:font-weight="bold" officeooo:rsid="003e14d9" officeooo:paragraph-rsid="003e14d9" style:font-size-asian="12pt" style:font-weight-asian="bold" style:font-size-complex="12pt" style:font-weight-complex="bold"/>
    </style:style>
    <style:style style:name="P34" style:family="paragraph" style:parent-style-name="Standard">
      <style:text-properties fo:font-size="12pt" style:text-underline-style="none" fo:font-weight="normal" officeooo:rsid="002f4d74" officeooo:paragraph-rsid="002f4d74"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2f4d74" officeooo:paragraph-rsid="0033fdfa"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33fdfa" officeooo:paragraph-rsid="0033fdfa"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34370c" officeooo:paragraph-rsid="0034370c"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36db50" officeooo:paragraph-rsid="0036db50" style:font-size-asian="10.5pt" style:font-weight-asian="normal" style:font-size-complex="12pt" style:font-weight-complex="normal"/>
    </style:style>
    <style:style style:name="P39" style:family="paragraph" style:parent-style-name="Standard" style:list-style-name="L7">
      <style:text-properties fo:font-size="12pt" style:text-underline-style="none" fo:font-weight="normal" officeooo:rsid="0036db50" officeooo:paragraph-rsid="0036db50"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371513" officeooo:paragraph-rsid="00371513"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389fd3" officeooo:paragraph-rsid="00389fd3"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3c5c1b" officeooo:paragraph-rsid="003c5c1b"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3e1062" officeooo:paragraph-rsid="003e1062"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3e14d9" officeooo:paragraph-rsid="003e14d9"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3e14d9" officeooo:paragraph-rsid="003f8c22"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3ee782" officeooo:paragraph-rsid="003ee782"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3f80ac" officeooo:paragraph-rsid="003f80ac"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3f8c22" officeooo:paragraph-rsid="003f8c22"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402144" officeooo:paragraph-rsid="00402144"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36db50" officeooo:paragraph-rsid="0036db50" style:font-size-asian="12pt" style:font-weight-asian="normal" style:font-size-complex="12pt" style:font-weight-complex="normal"/>
    </style:style>
    <style:style style:name="P51" style:family="paragraph" style:parent-style-name="Standard">
      <style:text-properties fo:font-size="12pt" style:text-underline-style="none" fo:font-weight="normal" officeooo:rsid="003e14d9" officeooo:paragraph-rsid="003e14d9" style:font-size-asian="12pt" style:font-weight-asian="normal" style:font-size-complex="12pt" style:font-weight-complex="normal"/>
    </style:style>
    <style:style style:name="P52" style:family="paragraph" style:parent-style-name="Standard">
      <style:text-properties fo:font-size="12pt" fo:font-weight="bold" officeooo:rsid="0022fac6" officeooo:paragraph-rsid="0022fac6" style:font-size-asian="12pt" style:font-weight-asian="bold" style:font-size-complex="12pt" style:font-weight-complex="bold"/>
    </style:style>
    <style:style style:name="P53" style:family="paragraph" style:parent-style-name="Standard">
      <style:text-properties fo:font-size="12pt" fo:font-weight="bold" officeooo:rsid="002979a1" officeooo:paragraph-rsid="002979a1" style:font-size-asian="10.5pt" style:font-weight-asian="bold" style:font-size-complex="12pt" style:font-weight-complex="bold"/>
    </style:style>
    <style:style style:name="P54" style:family="paragraph" style:parent-style-name="Standard">
      <style:text-properties fo:font-size="12pt" fo:font-weight="bold" officeooo:rsid="002ae495" officeooo:paragraph-rsid="002ae495" style:font-size-asian="10.5pt" style:font-weight-asian="bold" style:font-size-complex="12pt" style:font-weight-complex="bold"/>
    </style:style>
    <style:style style:name="P55" style:family="paragraph" style:parent-style-name="Standard">
      <style:text-properties fo:font-size="14pt" style:text-underline-style="none" fo:font-weight="bold" officeooo:rsid="0033fdfa" officeooo:paragraph-rsid="0033fdfa" style:font-size-asian="12.25pt" style:font-weight-asian="bold" style:font-size-complex="14pt" style:font-weight-complex="bold"/>
    </style:style>
    <style:style style:name="P56" style:family="paragraph" style:parent-style-name="Standard">
      <style:text-properties fo:font-size="14pt" style:text-underline-style="none" fo:font-weight="bold" officeooo:rsid="0034370c" officeooo:paragraph-rsid="0034370c" style:font-size-asian="12.25pt" style:font-weight-asian="bold" style:font-size-complex="14pt" style:font-weight-complex="bold"/>
    </style:style>
    <style:style style:name="P57" style:family="paragraph" style:parent-style-name="Standard">
      <style:text-properties fo:font-size="14pt" style:text-underline-style="none" fo:font-weight="bold" officeooo:rsid="0036db50" officeooo:paragraph-rsid="0036db50" style:font-size-asian="12.25pt" style:font-weight-asian="bold" style:font-size-complex="14pt" style:font-weight-complex="bold"/>
    </style:style>
    <style:style style:name="P58" style:family="paragraph" style:parent-style-name="Standard">
      <style:text-properties fo:font-size="14pt" style:text-underline-style="none" fo:font-weight="bold" officeooo:rsid="00371513" officeooo:paragraph-rsid="00371513" style:font-size-asian="12.25pt" style:font-weight-asian="bold" style:font-size-complex="14pt" style:font-weight-complex="bold"/>
    </style:style>
    <style:style style:name="P59" style:family="paragraph" style:parent-style-name="Standard">
      <style:text-properties fo:font-size="14pt" style:text-underline-style="none" fo:font-weight="bold" officeooo:rsid="00389fd3" officeooo:paragraph-rsid="00389fd3" style:font-size-asian="12.25pt" style:font-weight-asian="bold" style:font-size-complex="14pt" style:font-weight-complex="bold"/>
    </style:style>
    <style:style style:name="P60" style:family="paragraph" style:parent-style-name="Standard">
      <style:text-properties fo:font-size="14pt" style:text-underline-style="none" fo:font-weight="bold" officeooo:rsid="003e14d9" officeooo:paragraph-rsid="003e14d9" style:font-size-asian="12.25pt" style:font-weight-asian="bold" style:font-size-complex="14pt" style:font-weight-complex="bold"/>
    </style:style>
    <style:style style:name="P61" style:family="paragraph" style:parent-style-name="Standard">
      <style:text-properties fo:font-size="14pt" style:text-underline-style="none" fo:font-weight="bold" officeooo:rsid="003ee782" officeooo:paragraph-rsid="003ee782" style:font-size-asian="12.25pt" style:font-weight-asian="bold" style:font-size-complex="14pt" style:font-weight-complex="bold"/>
    </style:style>
    <style:style style:name="P62" style:family="paragraph" style:parent-style-name="Standard">
      <style:text-properties fo:font-size="14pt" style:text-underline-style="none" fo:font-weight="bold" officeooo:rsid="003f8c22" officeooo:paragraph-rsid="003f8c22" style:font-size-asian="12.25pt" style:font-weight-asian="bold" style:font-size-complex="14pt" style:font-weight-complex="bold"/>
    </style:style>
    <style:style style:name="P63" style:family="paragraph" style:parent-style-name="Standard">
      <style:text-properties fo:font-size="14pt" style:text-underline-style="none" fo:font-weight="bold" officeooo:rsid="003c5c1b" officeooo:paragraph-rsid="003c5c1b" style:font-size-asian="14pt" style:font-weight-asian="bold" style:font-size-complex="14pt" style:font-weight-complex="bold"/>
    </style:style>
    <style:style style:name="P64" style:family="paragraph" style:parent-style-name="Standard">
      <style:text-properties fo:font-size="14pt" style:text-underline-style="none" fo:font-weight="bold" officeooo:rsid="003e14d9" officeooo:paragraph-rsid="003e14d9" style:font-size-asian="14pt" style:font-weight-asian="bold" style:font-size-complex="14pt" style:font-weight-complex="bold"/>
    </style:style>
    <style:style style:name="P65" style:family="paragraph" style:parent-style-name="Standard">
      <style:text-properties fo:font-size="14pt" style:text-underline-style="none" fo:font-weight="bold" officeooo:rsid="003e14d9" officeooo:paragraph-rsid="003f8c22" style:font-size-asian="14pt" style:font-weight-asian="bold" style:font-size-complex="14pt" style:font-weight-complex="bold"/>
    </style:style>
    <style:style style:name="P66" style:family="paragraph" style:parent-style-name="Standard">
      <style:text-properties fo:font-size="14pt" style:text-underline-style="none" fo:font-weight="bold" officeooo:rsid="003f80ac" officeooo:paragraph-rsid="003f80ac" style:font-size-asian="14pt" style:font-weight-asian="bold" style:font-size-complex="14pt" style:font-weight-complex="bold"/>
    </style:style>
    <style:style style:name="P67" style:family="paragraph" style:parent-style-name="Standard">
      <style:text-properties fo:font-size="14pt" style:text-underline-style="none" fo:font-weight="normal" officeooo:rsid="0033fdfa" officeooo:paragraph-rsid="0033fdfa" style:font-size-asian="12.25pt" style:font-weight-asian="normal" style:font-size-complex="14pt" style:font-weight-complex="normal"/>
    </style:style>
    <style:style style:name="P68" style:family="paragraph" style:parent-style-name="Standard">
      <style:text-properties fo:font-size="14pt" style:text-underline-style="none" fo:font-weight="normal" officeooo:rsid="003e1062" officeooo:paragraph-rsid="003e1062" style:font-size-asian="12.25pt" style:font-weight-asian="normal" style:font-size-complex="14pt" style:font-weight-complex="normal"/>
    </style:style>
    <style:style style:name="P69" style:family="paragraph" style:parent-style-name="Standard">
      <style:text-properties fo:font-size="14pt" style:text-underline-style="none" fo:font-weight="normal" officeooo:rsid="003e14d9" officeooo:paragraph-rsid="003e14d9" style:font-size-asian="12.25pt" style:font-weight-asian="normal" style:font-size-complex="14pt" style:font-weight-complex="normal"/>
    </style:style>
    <style:style style:name="P70" style:family="paragraph" style:parent-style-name="Standard">
      <style:text-properties fo:font-size="14pt" style:text-underline-style="none" fo:font-weight="normal" officeooo:rsid="003e1062" officeooo:paragraph-rsid="003e1062" style:font-size-asian="14pt" style:font-weight-asian="normal" style:font-size-complex="14pt" style:font-weight-complex="normal"/>
    </style:style>
    <style:style style:name="P71" style:family="paragraph" style:parent-style-name="Standard">
      <style:text-properties fo:font-size="14pt" fo:font-weight="bold" officeooo:rsid="0022fac6" officeooo:paragraph-rsid="0022fac6" style:font-size-asian="14pt" style:font-weight-asian="bold" style:font-size-complex="14pt" style:font-weight-complex="bold"/>
    </style:style>
    <style:style style:name="P72" style:family="paragraph" style:parent-style-name="Standard">
      <style:text-properties fo:font-size="14pt" fo:font-weight="bold" officeooo:rsid="002ae495" officeooo:paragraph-rsid="002ae495" style:font-size-asian="14pt" style:font-weight-asian="bold" style:font-size-complex="14pt" style:font-weight-complex="bold"/>
    </style:style>
    <style:style style:name="P73" style:family="paragraph" style:parent-style-name="Standard">
      <style:text-properties fo:font-size="14pt" fo:font-weight="bold" officeooo:rsid="002790f5" officeooo:paragraph-rsid="002790f5" style:font-size-asian="12.25pt" style:font-weight-asian="bold" style:font-size-complex="14pt" style:font-weight-complex="bold"/>
    </style:style>
    <style:style style:name="P74" style:family="paragraph" style:parent-style-name="Standard">
      <style:text-properties fo:font-size="14pt" fo:font-weight="bold" officeooo:rsid="0028e2d2" officeooo:paragraph-rsid="0028e2d2" style:font-size-asian="12.25pt" style:font-weight-asian="bold" style:font-size-complex="14pt" style:font-weight-complex="bold"/>
    </style:style>
    <style:style style:name="P75" style:family="paragraph" style:parent-style-name="Standard">
      <style:text-properties fo:font-size="14pt" fo:font-weight="bold" officeooo:rsid="002e3a88" officeooo:paragraph-rsid="002e3a88" style:font-size-asian="12.25pt" style:font-weight-asian="bold" style:font-size-complex="14pt" style:font-weight-complex="bold"/>
    </style:style>
    <style:style style:name="P76" style:family="paragraph" style:parent-style-name="Standard">
      <style:text-properties fo:font-size="14pt" fo:font-weight="bold" officeooo:rsid="002f4d74" officeooo:paragraph-rsid="002f4d74" style:font-size-asian="12.25pt" style:font-weight-asian="bold" style:font-size-complex="14pt" style:font-weight-complex="bold"/>
    </style:style>
    <style:style style:name="P77" style:family="paragraph" style:parent-style-name="Standard">
      <style:text-properties fo:font-size="14pt" fo:font-weight="normal" officeooo:rsid="002e3a88" officeooo:paragraph-rsid="002e3a88" style:font-size-asian="12.25pt" style:font-weight-asian="normal" style:font-size-complex="14pt" style:font-weight-complex="normal"/>
    </style:style>
    <style:style style:name="P78" style:family="paragraph" style:parent-style-name="Standard">
      <style:text-properties fo:font-weight="bold" officeooo:rsid="0012aaff" officeooo:paragraph-rsid="0012aaff" style:font-weight-asian="bold" style:font-weight-complex="bold"/>
    </style:style>
    <style:style style:name="P79" style:family="paragraph" style:parent-style-name="Standard">
      <style:text-properties fo:font-weight="bold" officeooo:rsid="001f61e0" officeooo:paragraph-rsid="002028bc" style:font-weight-asian="bold" style:font-weight-complex="bold"/>
    </style:style>
    <style:style style:name="P80" style:family="paragraph" style:parent-style-name="Standard">
      <style:text-properties fo:font-weight="bold" officeooo:paragraph-rsid="002028bc" style:font-weight-asian="bold" style:font-weight-complex="bold"/>
    </style:style>
    <style:style style:name="P81" style:family="paragraph" style:parent-style-name="Standard">
      <style:text-properties fo:font-weight="bold" officeooo:rsid="0022fac6" officeooo:paragraph-rsid="002790f5" style:font-weight-asian="bold" style:font-weight-complex="bold"/>
    </style:style>
    <style:style style:name="P82" style:family="paragraph" style:parent-style-name="Standard">
      <style:text-properties style:text-underline-style="none" fo:font-weight="bold" officeooo:rsid="0012aaff" officeooo:paragraph-rsid="0012aaff" style:font-weight-asian="bold" style:font-weight-complex="bold"/>
    </style:style>
    <style:style style:name="P83" style:family="paragraph" style:parent-style-name="Standard">
      <style:text-properties style:text-underline-style="none" fo:font-weight="bold" officeooo:rsid="002028bc" officeooo:paragraph-rsid="002028bc" style:font-weight-asian="bold" style:font-weight-complex="bold"/>
    </style:style>
    <style:style style:name="P84" style:family="paragraph" style:parent-style-name="Standard">
      <style:text-properties officeooo:paragraph-rsid="00162a65"/>
    </style:style>
    <style:style style:name="P85" style:family="paragraph" style:parent-style-name="Standard">
      <style:text-properties officeooo:paragraph-rsid="002028bc"/>
    </style:style>
    <style:style style:name="P86" style:family="paragraph" style:parent-style-name="Standard">
      <style:text-properties officeooo:paragraph-rsid="00209445"/>
    </style:style>
    <style:style style:name="P87" style:family="paragraph" style:parent-style-name="Preformatted_20_Text">
      <style:text-properties style:font-name="Liberation Serif" fo:font-size="12pt" fo:language="it" fo:country="IT" fo:font-weight="normal" officeooo:rsid="00162a65" officeooo:paragraph-rsid="00162a65" style:font-size-asian="12pt" style:font-weight-asian="normal" style:font-size-complex="12pt" style:font-weight-complex="normal"/>
    </style:style>
    <style:style style:name="T1" style:family="text">
      <style:text-properties officeooo:rsid="00148040"/>
    </style:style>
    <style:style style:name="T2" style:family="text">
      <style:text-properties officeooo:rsid="0014cdd8"/>
    </style:style>
    <style:style style:name="T3" style:family="text">
      <style:text-properties officeooo:rsid="00160478"/>
    </style:style>
    <style:style style:name="T4" style:family="text">
      <style:text-properties officeooo:rsid="00162a65"/>
    </style:style>
    <style:style style:name="T5" style:family="text">
      <style:text-properties fo:font-weight="normal" style:font-weight-asian="normal" style:font-weight-complex="normal"/>
    </style:style>
    <style:style style:name="T6" style:family="text">
      <style:text-properties fo:font-weight="normal" officeooo:rsid="00162a65" style:font-weight-asian="normal" style:font-weight-complex="normal"/>
    </style:style>
    <style:style style:name="T7" style:family="text">
      <style:text-properties fo:font-weight="normal" officeooo:rsid="001dbae8" style:font-weight-asian="normal" style:font-weight-complex="normal"/>
    </style:style>
    <style:style style:name="T8" style:family="text">
      <style:text-properties fo:font-weight="normal" officeooo:rsid="001f61e0" style:font-weight-asian="normal" style:font-weight-complex="normal"/>
    </style:style>
    <style:style style:name="T9" style:family="text">
      <style:text-properties fo:font-weight="normal" officeooo:rsid="002028bc"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2028bc"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3c5c1b" style:font-weight-asian="bold" style:font-weight-complex="bold"/>
    </style:style>
    <style:style style:name="T14" style:family="text">
      <style:text-properties fo:font-weight="bold" officeooo:rsid="003e14d9" style:font-weight-asian="bold" style:font-weight-complex="bold"/>
    </style:style>
    <style:style style:name="T15" style:family="text">
      <style:text-properties officeooo:rsid="001be5a6"/>
    </style:style>
    <style:style style:name="T16" style:family="text">
      <style:text-properties officeooo:rsid="001f61e0"/>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1f61e0" style:font-weight-asian="normal" style:font-weight-complex="normal"/>
    </style:style>
    <style:style style:name="T19" style:family="text">
      <style:text-properties style:text-underline-style="none" fo:font-weight="normal" officeooo:rsid="002028bc" style:font-weight-asian="normal" style:font-weight-complex="normal"/>
    </style:style>
    <style:style style:name="T20" style:family="text">
      <style:text-properties style:text-underline-style="none" fo:font-weight="normal" officeooo:rsid="00209445" style:font-weight-asian="normal" style:font-weight-complex="normal"/>
    </style:style>
    <style:style style:name="T21" style:family="text">
      <style:text-properties style:text-underline-style="none" fo:font-weight="bold" officeooo:rsid="002028bc" style:font-weight-asian="bold" style:font-weight-complex="bold"/>
    </style:style>
    <style:style style:name="T22" style:family="text">
      <style:text-properties style:text-underline-style="none" fo:font-weight="bold" officeooo:rsid="00209445" style:font-weight-asian="bold" style:font-weight-complex="bold"/>
    </style:style>
    <style:style style:name="T23" style:family="text">
      <style:text-properties style:text-underline-style="none" officeooo:rsid="002028bc"/>
    </style:style>
    <style:style style:name="T24" style:family="text">
      <style:text-properties style:text-underline-style="none" officeooo:rsid="00209445"/>
    </style:style>
    <style:style style:name="T25" style:family="text">
      <style:text-properties officeooo:rsid="002028bc"/>
    </style:style>
    <style:style style:name="T26" style:family="text">
      <style:text-properties officeooo:rsid="00221b28"/>
    </style:style>
    <style:style style:name="T27" style:family="text">
      <style:text-properties officeooo:rsid="0022fac6"/>
    </style:style>
    <style:style style:name="T28" style:family="text">
      <style:text-properties officeooo:rsid="00237a22"/>
    </style:style>
    <style:style style:name="T29" style:family="text">
      <style:text-properties fo:font-size="12pt" style:font-size-asian="12pt" style:font-size-complex="12pt"/>
    </style:style>
    <style:style style:name="T30" style:family="text">
      <style:text-properties fo:font-size="12pt" officeooo:rsid="002548b5" style:font-size-asian="12pt" style:font-size-complex="12pt"/>
    </style:style>
    <style:style style:name="T31" style:family="text">
      <style:text-properties officeooo:rsid="002790f5"/>
    </style:style>
    <style:style style:name="T32" style:family="text">
      <style:text-properties officeooo:rsid="0028e2d2"/>
    </style:style>
    <style:style style:name="T33" style:family="text">
      <style:text-properties officeooo:rsid="002e43c2"/>
    </style:style>
    <style:style style:name="T34" style:family="text">
      <style:text-properties officeooo:rsid="003193be"/>
    </style:style>
    <style:style style:name="T35" style:family="text">
      <style:text-properties officeooo:rsid="0031cc61"/>
    </style:style>
    <style:style style:name="T36" style:family="text">
      <style:text-properties officeooo:rsid="003227f6"/>
    </style:style>
    <style:style style:name="T37" style:family="text">
      <style:text-properties officeooo:rsid="00343d58"/>
    </style:style>
    <style:style style:name="T38" style:family="text">
      <style:text-properties officeooo:rsid="00389fd3"/>
    </style:style>
    <style:style style:name="T39" style:family="text">
      <style:text-properties fo:font-style="normal" officeooo:rsid="003c5c1b" style:font-style-asian="normal" style:font-style-complex="normal"/>
    </style:style>
    <style:style style:name="T40" style:family="text">
      <style:text-properties officeooo:rsid="003e14d9"/>
    </style:style>
    <style:style style:name="T41" style:family="text">
      <style:text-properties fo:font-size="14pt" officeooo:rsid="003e14d9"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BLP</text:p>
      <text:p text:style-name="P82"/>
      <text:p text:style-name="P82">ESTRATTO</text:p>
      <text:p text:style-name="Standard"/>
      <text:p text:style-name="Standard">La bibliografia DBLP di informatica si è evoluta da un primo piccolo server Web sperimentale ad un servizio popolare per la comunità di informatica. Molte decisioni di design e dettagli dei record XML pubblici dietro DBLP mai sono stati documentati Questo documento è una recensione dell'evoluzione di DBLP. La prospettiva principale è la modellazione dei dati. In DBLP le persone svolgono un ruolo centrale, la nostra discussione sui nomi delle persone potrebbe essere applicabile a molte altre basi di dati. Tutto DBLP i dati sono disponibili per i tuoi esperimenti. Puoi entrambi</text:p>
      <text:p text:style-name="Standard">scarica il set completo o usa una semplice API basata su XML descritto in un'appendice online.</text:p>
      <text:p text:style-name="Standard"/>
      <text:p text:style-name="P78"><text:span text:style-name="T25">1. </text:span>INTRODUZIONE</text:p>
      <text:p text:style-name="P78"/>
      <text:p text:style-name="P6">Nel giugno 2009 la DBLP Computer Science Bibliography dell'Università di Trier conteneva oltre 1,2 milioni di record bibliografici. Per i ricercatori di informatica, il sito Web DBLP è uno strumento popolare per rintracciare il lavoro dei colleghi e recuperare i dettagli bibliografici durante la composizione degli elenchi di riferimenti per nuovi articoli. Classificazione e definizione di persone, istituzioni, riviste o conferenze è un altro utilizzo a volte controverso di DBLP.</text:p>
      <text:p text:style-name="P6">I dati DBLP possono essere scaricati. <text:span text:style-name="T2">I</text:span> record bibliografici sono contenuti in un enorme file XML. Siamo a conoscenza di più di 400 pubblicazioni che ne menzionano l'utilizzo dati per una sorprendente varietà di scopi. Molti ricercatori semplicemente necessitano di file non giocattolo per testare e valutare i loro algoritmi. Sono interessati all'XML, ma non al<text:span text:style-name="T3">la </text:span>semantica dei dati. Altri ispezionano i dati DBLP più da vicino: È facile ricavare diversi grafi <text:span text:style-name="T1">bipartiti </text:span>come persona-pubblicazione, persona-giornale o persona-conferenza, o il grafico coautore, che è un esempio di <text:span text:style-name="T1">social network</text:span>. Metodi per l'analisi e la visualizzazione di questi grafici di dimensioni medie sono riportati in molti articoli.</text:p>
      <text:p text:style-name="P84"><text:span text:style-name="T6">Gli studi bibliometrici (g</text:span>li indicatori <text:span text:style-name="T10">bibliometrici</text:span> sono il risultato di analisi matematiche e statistiche utili a misurare la qualità e la quantità della produzione scientifica nonché la sua diffusione.<text:span text:style-name="T4">)</text:span><text:span text:style-name="T6"> sono un terzo gruppo di pubblicazioni. Essi utilizzano la semantica completa dei dati. La principale disaffezione i vantaggi di DBLP a questo scopo sono le citazioni mancanti</text:span></text:p>
      <text:p text:style-name="P7">informazioni e la copertura variabile per diversi rami dell’informatica. I principali vantaggi sono gratuiti disponibilità e l'inclusione di molti procedimenti che svolgono un ruolo essenziale per molte branche dell'informatica e sono scarsamente coperti da altre basi di dati bibliografici. Un quarto gruppo di articoli riguarda la disambiguazione del nome della persona, un aspetto speciale della qualità dei dati.</text:p>
      <text:p text:style-name="P87"><text:bookmark text:name="tw-target-text"/>DBLP è un "authority file" (molto imperfetto) per i ricercatori di informatica. Cerchiamo di identificare le persone dietro i documenti di ricerca e di trattare sinonimi e omonimi il più precisi possibile. Informazioni incomplete e incoerenti, software imperfetto, mancanza di tempo e la nostra stessa incapacità sono i limiti limitanti per questo compito. Il server web DBLP elenca tutti i documenti noti pubblicati da una persona sulla sua "pagina personale”.</text:p>
      <text:p text:style-name="P87">Questa semplice mappatura diventa complicata, non appena una persona ha più nomi (sinonimi) o se ci sono più persone con lo stesso nome (omonimi). Gli ostacoli principali sono la cattiva abitudine di abbreviare (dati) nomi al di là del riconoscimento e errori di <text:span text:style-name="T15">ortografia</text:span>. L'idea algoritmica principale che usiamo per identificare i nomi che dovremmo controllare più precisamente, è guardare le arie della persona che hanno la distanza due nel grafico coautore e hanno un nome "simile".</text:p>
      <text:p text:style-name="P7">DBLP non è un progetto ben progettato. Cresce da un server sperimentale su piccola scala che è stato creato alla fine di 1993 per testare la tecnologia web. In retrospettiva molte soluzioni ad hoc sono mal progettate. Tuttavia, la nostra politica è di mantenere DBLP il più stabile possibile. Formati di dati, URL ecc. vengono modificati solo se impediscono funzionalità importanti e non se li riconosciamo semplicemente come antiestetici.</text:p>
      <text:p text:style-name="P85"><text:soft-page-break/><text:span text:style-name="T6">La sezione 2 di questo documento descrive dblp.xml. Oltre al quadro sintattico fornito dalla DTD, ci sono molte convenzioni e regole di microsintassi. Abbiamo già commentato il trattamento speciale dei nomi delle persone in DBLP. Nella sezione 3 puoi trovare maggiori dettagli. Nella sezione 4 tracciamo </text:span><text:span text:style-name="T7">la </text:span><text:span text:style-name="T6">parte restante in stile HTML di DBLP. I nuovi servizi DBLP XML sono illustrati nell'appendice online. La nostra applicazione di esempio è un semplice </text:span><text:span text:style-name="T8">c</text:span><text:span text:style-name="T6">rawler </text:span><text:span text:style-name="T8">(</text:span><text:a xlink:type="simple" xlink:href="https://it.wikipedia.org/wiki/Software" text:style-name="Internet_20_link" text:visited-style-name="Visited_20_Internet_20_Link"><text:span text:style-name="T8">s</text:span></text:a><text:span text:style-name="T8">oftware</text:span><text:span text:style-name="T17"> </text:span>che analizza i contenuti di una rete o di un <text:a xlink:type="simple" xlink:href="https://it.wikipedia.org/wiki/Database" text:style-name="Internet_20_link" text:visited-style-name="Visited_20_Internet_20_Link">d</text:a><text:span text:style-name="T18">atabase</text:span> in un modo metodico e automatizzato, in genere per conto di un <text:span text:style-name="T16">motore di ricerca</text:span>.<text:span text:style-name="T16">)</text:span><text:span text:style-name="T6"> che trova il percorso più breve tra due autori DBLP nel grafico coautore. Inoltre, l'appendice elenca il codice per associare i nomi delle persone agli URL DBLP.</text:span></text:p>
      <text:p text:style-name="P8"/>
      <text:p text:style-name="P85"><text:span text:style-name="T9">2. </text:span><text:span text:style-name="T21">DBLP RECORDS</text:span></text:p>
      <text:p text:style-name="P83"/>
      <text:p text:style-name="P9"><text:span text:style-name="T23">Il set di dati DBLP è disponibile </text:span><text:span text:style-name="T24">sul sito </text:span><text:a xlink:type="simple" xlink:href="http://dblp.uni-trier.de/xml/" text:style-name="Internet_20_link" text:visited-style-name="Visited_20_Internet_20_Link"><text:span text:style-name="T11">http://dblp.uni-trier.de/xml/</text:span></text:a><text:span text:style-name="T21">.</text:span></text:p>
      <text:p text:style-name="P86"><text:span text:style-name="T19">Il file dblp.xml contiene tutti i record bibliografici che </text:span><text:span text:style-name="T20">costituiscono il</text:span><text:span text:style-name="T19"> DBLP. È accompagnato dal file di definizione del tipo di dati dblp.dtd. È necessario questo file ausiliario per leggere il file XML con un parser standard </text:span><text:span text:style-name="T20">(Un </text:span><text:span text:style-name="T22">parser</text:span><text:span text:style-name="T20"> è un </text:span><text:a xlink:type="simple" xlink:href="https://it.wikipedia.org/wiki/Programma_(informatica)" text:style-name="Internet_20_link" text:visited-style-name="Visited_20_Internet_20_Link">p</text:a><text:span text:style-name="T20">rogramma che esegue</text:span><text:span text:style-name="T19"> </text:span><text:span text:style-name="T20">un processo che analizza un flusso continuo di dati in ingresso in modo da determinare la sua struttura grazia ad una data grammatica formale.) Il file </text:span><text:span text:style-name="T19">dblp.xml ha un layout semplice:</text:span></text:p>
      <text:p text:style-name="P79"/>
      <text:p text:style-name="P79">&lt;?xml version="1.0" encoding="ISO-8859-1"?&gt;</text:p>
      <text:p text:style-name="P79">&lt;!DOCTYPE dblp SYSTEM "dblp.dtd"&gt;</text:p>
      <text:p text:style-name="P79">&lt;dblp&gt;</text:p>
      <text:p text:style-name="P79"><text:s text:c="3"/>record 1</text:p>
      <text:p text:style-name="P79"><text:s text:c="3"/>...</text:p>
      <text:p text:style-name="P79"><text:s text:c="3"/>record n</text:p>
      <text:p text:style-name="P79">&lt;/dblp&gt;</text:p>
      <text:p text:style-name="P80"/>
      <text:p text:style-name="P10">La riga di intestazione <text:span text:style-name="T26">specifica </text:span>ISO-8859-1 ("Latin-1") come codifica, ma in realtà il file contiene solo caratteri &lt;128, cioè puro ASCII. Tutti i caratteri non ASCII sono rappresentati da entità simboliche o numeriche. Le entità simboliche come &amp;eacute; per il carattere 'é' sono dichiarati nella DTD. Entità numeriche come &amp;#233; dovrebbe essere compreso da qualsiasi parser XML senza dichiarazione.</text:p>
      <text:p text:style-name="P10">In pratica ci sono alcuni ostacoli nell'analisi del grande file XML che ci è costato molto tempo: il parser SAX Tained nella distribuzione standard Java ha un limite per la gestione delle entità simboliche. Quando si avvia la macchina virtuale Java, l'opzione "DentityExpansionLimit" deve essere impostata su un numero elevato. Il parser contenuto nella distribuzione di Java 1.6 non è in grado di gestire file XML di grandi dimensioni. È necessario installare un parser Java SAX alternativo. Ora usiamo Xerces-J dal progetto Apache XML, che legge dblp.xml senza problemi. La FAQ 3 di DBLP riporta ulteriori dettagli.</text:p>
      <text:p text:style-name="P10">L'elemento root XML &lt;dblp&gt; contiene una lunga sequenza di record bibliografici. Il DTD elenca diversi elementi da utilizzare come record bibliografico:</text:p>
      <text:p text:style-name="P10"/>
      <text:p text:style-name="P80">&lt;!ELEMENT dblp (article|inproceedings|</text:p>
      <text:p text:style-name="P80"><text:s text:c="2"/>proceedings|book|incollection|</text:p>
      <text:p text:style-name="P80"><text:s text:c="2"/>phdthesis|mastersthesis|www)*&gt;</text:p>
      <text:p text:style-name="P10"/>
      <text:p text:style-name="P10">Questi tag corrispondono ai tipi di voce utilizzati in BibTEX <text:span text:style-name="T27">(strumento utilizzato per la formattazione di liste di riferimenti bibliografici utilizzato dal software LATEX)</text:span>. I record DBLP possono essere intesi come "record BibTEX in sintassi XML + #":</text:p>
      <text:p text:style-name="P80"/>
      <text:p text:style-name="P80">&lt;article key="journals/cacm/Szalay08"</text:p>
      <text:p text:style-name="P80"><text:s text:c="8"/>mdate="2008-11-03"&gt;</text:p>
      <text:p text:style-name="P80"><text:s text:c="4"/>&lt;author&gt;Alexander S. Szalay&lt;/author&gt;</text:p>
      <text:p text:style-name="P80"><text:soft-page-break/><text:s text:c="4"/>&lt;title&gt;Jim Gray, astronomer.&lt;/title&gt;</text:p>
      <text:p text:style-name="P80"><text:s text:c="4"/>&lt;pages&gt;58-65&lt;/pages&gt;</text:p>
      <text:p text:style-name="P80"><text:s text:c="4"/>&lt;year&gt;2008&lt;/year&gt;</text:p>
      <text:p text:style-name="P80"><text:s text:c="4"/>&lt;volume&gt;51&lt;/volume&gt;</text:p>
      <text:p text:style-name="P80"><text:s text:c="4"/>&lt;journal&gt;Commun. ACM&lt;/journal&gt;</text:p>
      <text:p text:style-name="P80"><text:s text:c="4"/>&lt;number&gt;11&lt;/number&gt;</text:p>
      <text:p text:style-name="P80"><text:s text:c="4"/>&lt;ee&gt;http://doi.acm.org/10.1145/</text:p>
      <text:p text:style-name="P80"><text:s text:c="10"/>1400214.1400231&lt;/ee&gt;</text:p>
      <text:p text:style-name="P80"><text:s text:c="5"/>&lt;url&gt;db/journals/cacm/</text:p>
      <text:p text:style-name="P80"><text:s text:c="10"/>cacm51.html#Szalay08&lt;/url&gt;</text:p>
      <text:p text:style-name="P80">&lt;/article&gt;</text:p>
      <text:p text:style-name="P80"/>
      <text:p text:style-name="P71">R<text:span text:style-name="T28">ecords Attributes</text:span></text:p>
      <text:p text:style-name="P52"/>
      <text:p text:style-name="P17">Questo record descrive un articolo di CACM. L'elemento dell'articolo che racchiude ha due attributi:</text:p>
      <text:p text:style-name="P17"/>
      <text:list xml:id="list2373899414" text:style-name="L1">
        <text:list-item>
          <text:p text:style-name="P1"><text:span text:style-name="T29">la chiave è la chiave unica del record. Le chiavi DBLP hanno l'aspetto di nomi di file Unix separati da slash. I sottoalberi più importanti nello spazio dei nomi delle chiavi sono conf / * per conferenze o articoli di studio e riviste / * per articoli che sono pubblicati su </text:span><text:span text:style-name="T30">giornali</text:span><text:span text:style-name="T29">, transazioni, riviste o newsletter. </text:span>La seconda parte di una chiave DBLP indica in genere le serie di conferenze o periodici in cui sono stati pubblicati i documenti. L'ultima parte della chiave può essere qualsiasi sequenza di caratteri alfanumerici, nella maggior parte dei casi</text:p>
        </text:list-item>
      </text:list>
      <text:p text:style-name="P4"><text:tab/>casi questi ID sono derivati ​​dai nomi degli autori e dall'anno di pubblicazione, a volte una <text:tab/>lettera viene aggiunta per rendere questa parte chiave unica. Le chiavi non vengono <text:tab/>modificate se correggiamo i nomi degli autori con errori di ortografia o le informazioni <text:tab/>sull'anno. Ovviamente le chiavi non dipendono dal contenuto funzionale dei loro record, non <text:tab/>si dovrebbe fare alcuna ipotesi sull'ultima parte di una chiave.</text:p>
      <text:p text:style-name="P4"/>
      <text:p text:style-name="P4"><text:tab/>Il layout dello spazio dei <text:span text:style-name="T12">nomi</text:span> della chiave DBLP è approssimativo e talvolta sfocato: i <text:tab/>periodici o le serie di conferenze spesso vengono rinominati, a volte vengono divisi o uniti. <text:tab/>Il mondo delle pubblicazioni non forma una gerarchia, la mappatura nello spazio dei nomi <text:tab/>DBLP è spesso una sottocategoria molto utile, ma a volte può essere sbagliata o controversa. <text:tab/>Un tipico problema è la decisione quando trattare un seminario satellitare come un evento <text:tab/>autonomo o come parte della conferenza di hosting.</text:p>
      <text:p text:style-name="P4"/>
      <text:list xml:id="list4150343485" text:style-name="L2">
        <text:list-item>
          <text:p text:style-name="P2"><text:span text:style-name="T12">mdate</text:span> è la data dell'ultima modifica di questo record. </text:p>
          <text:p text:style-name="P2">Il formato è conforme a ISO 8601, cioè AAAA-MM-GG. Non abbiamo un registro delle modifiche esplicito per DBLP, ma l'attributo mdate semplifica il caricamento delle sole aggiunte recenti nell'applicazione. Il file dblp.xml contiene solo la versione corrente dei record. dblph.xml è una versione estesa del file XML che contiene inoltre vecchie versioni dei record. Queste informazioni sono state estratte dai backup giornalieri degli ultimi anni. Se può essere utile per l'analisi dell'evoluzione di DBLP. dblph.xml viene aggiornato solo occasionalmente.</text:p>
        </text:list-item>
      </text:list>
      <text:p text:style-name="P4"/>
      <text:p text:style-name="P4">Nel nostro esempio gli elementi autore, titolo, pagine, anno, volume, giornale e numero vengono utilizzati in modo simile ai corrispondenti campi BibTEX.</text:p>
      <text:p text:style-name="P4"/>
      <text:p text:style-name="P73"/>
      <text:p text:style-name="P73"/>
      <text:p text:style-name="P73"/>
      <text:p text:style-name="P73"><text:soft-page-break/>Author</text:p>
      <text:p text:style-name="P73"/>
      <text:p text:style-name="P18">In BibTEX esiste al massimo un campo autore che può contenere un elenco di nomi separati da "e". Nei record DBLP è presente un elemento autore per ogni autore. L'ordine degli elementi dell'autore all'interno di un record è significativo, dovrebbe essere lo stesso del capo del foglio. In BibTEX un nome può essere inserito come "Michael Ley" o come "Ley, Michael" (cognome, nome). In DBLP usiamo sempre il primo modulo, non ci dovrebbe essere nessuna virgola all'interno degli elementi dell'autore. Se le parti del nome sono abbreviate, ogni iniziale dovrebbe sempre essere seguita da un punto, cioè scriviamo H. P. Smith e non H P Smith o HP Smith. Dietro un punto, ci dovrebbe sempre essere un vuoto o un trattino. I nomi possono essere composti da un elenco di parti del nome. Non facciamo dichiarazioni sul ruolo delle parti del nome. Per i nomi occidentali, la sequenza di solito inizia con i nomi dati e finisce con i nomi di famiglia. Ma anche in Europa esiste una grande diversità nelle tradizioni di denominazione locale. In molte situazioni i nomi delle persone sono al di fuori di questo semplicistico schema:</text:p>
      <text:p text:style-name="P81"/>
      <text:list xml:id="list1622931206" text:style-name="L3">
        <text:list-item>
          <text:p text:style-name="P3">Il nome "Luqi" è completo, le categorie nome / cognome semplicemente non si applicano.</text:p>
          <text:p text:style-name="P3"/>
        </text:list-item>
        <text:list-item>
          <text:p text:style-name="P3">c'è / <text:span text:style-name="T31">c’</text:span>era il nome di famiglia ereditato per molte generazioni. A causa di questi patronati l'elenco telefonico islandese è ordinato per nome.</text:p>
        </text:list-item>
      </text:list>
      <text:p text:style-name="P5"/>
      <text:list xml:id="list170618612821518" text:continue-numbering="true" text:style-name="L3">
        <text:list-item>
          <text:p text:style-name="P3">In Peter van der Stok solo Peter è il nome dato.</text:p>
        </text:list-item>
      </text:list>
      <text:p text:style-name="P5"/>
      <text:list xml:id="list170617820146687" text:continue-numbering="true" text:style-name="L3">
        <text:list-item>
          <text:p text:style-name="P3">Yi-Ping Phoebe Chen è la traslitterazione di un nome cinese. Phoebe è un nome occidentale aggiuntivo.</text:p>
        </text:list-item>
      </text:list>
      <text:p text:style-name="P5"/>
      <text:list xml:id="list170619316127164" text:continue-numbering="true" text:style-name="L3">
        <text:list-item>
          <text:p text:style-name="P3">'Jr.' è un suffisso spesso aggiunto ai nomi: Ola R. Snøve Jr.. Separiamo postfix da uno spazio e non da una virgola dalle altre parti del nome.</text:p>
        </text:list-item>
      </text:list>
      <text:p text:style-name="P5"/>
      <text:p text:style-name="P5">La sezione 3 descrive maggiori dettagli sui nomi delle persone in DBLP. Se l'autore di una <text:span text:style-name="T32">p</text:span>ubblicazione è sconosciuto, il record DBLP non contiene alcun elemento autore.</text:p>
      <text:p text:style-name="P5"/>
      <text:p text:style-name="P74">Title</text:p>
      <text:p text:style-name="P74"/>
      <text:p text:style-name="P14">‘’’L'unico elemento che deve esistere in ogni record di pubblicazione DBLP è l'elemento titolo. Può contenere elementi secondari per pedici, elementi sup per apici, elementi <text:span text:style-name="T12">i </text:span>per</text:p>
      <text:p text:style-name="P14">corsivo e tt per lo stile di testo della macchina da scrivere. Questi elementi possono essere nidificati.’’’</text:p>
      <text:p text:style-name="P14"/>
      <text:p text:style-name="P74">Pages</text:p>
      <text:p text:style-name="P74"/>
      <text:p text:style-name="P14">Il nostro stile preferito per riempire l'elemento delle pagine è "da-a" (a differenza del -- di BibTEX). Se il numero dell'ultima pagina è sconosciuto, scriviamo da-. Se si tratta di un singolo foglio di paging, scriviamo semplicemente il numero di pagina senza trattino. Per dividere negli articoli delle riviste occasionalmente usiamo un elenco separato da virgola di numeri di pagina o intervalli di pagine. In rari casi l'elemento pagine può contenere qualsiasi sequenza di caratteri. Quando è disponibile, preferiamo la convenzionale numerazione delle pagine stabilita per i supporti cartacei. È un semplice schema di indirizzamento all'interno di volumi e una specifica di lunghezza allo stesso tempo. Sfortunatamente molte pubblicazioni elettroniche abbandonano la numerazione delle pagine. In questi casi l'elemento delle pagine può contenere un numero di carta o la lunghezza del foglio.</text:p>
      <text:p text:style-name="P14"/>
      <text:p text:style-name="P74"><text:soft-page-break/>Years</text:p>
      <text:p text:style-name="P74"/>
      <text:p text:style-name="P19">L'elemento dell'anno deve sempre contenere un numero di quattro cifre da interpretare in base al calendario gregoriano. Per articoli di riviste, assumiamo che ci sia sempre un determinato</text:p>
      <text:p text:style-name="P19">data di pubblicazione del problema. Per i documenti pubblicati negli atti della conferenza, le specifiche relative all'anno possono diventare complicate, se i procedimenti non sono pubblicati nello stesso anno in cui è stata ospitata la conferenza. In DBLP il campo annuale dei documenti della conferenza specifica la data in cui si è svolta la conferenza, mentre il campo annuale del procedimento di chiusura specifica la data di pubblicazione. Il nostro esempio mostra la situazione per un tipico post-processo:</text:p>
      <text:p text:style-name="P15"/>
      <text:p text:style-name="P53">&lt;inproceedings key="conf/naa/Xiang08" ... &gt;</text:p>
      <text:p text:style-name="P53"><text:s text:c="4"/>&lt;title&gt;Numerical Quadrature ...&lt;/title&gt;</text:p>
      <text:p text:style-name="P53"><text:s text:c="4"/>&lt;year&gt;2008&lt;/year&gt; </text:p>
      <text:p text:style-name="P53"><text:s text:c="4"/>&lt;booktitle&gt;NAA&lt;/booktitle&gt;</text:p>
      <text:p text:style-name="P53"><text:s text:c="4"/>&lt;crossref&gt;conf/naa/2008&lt;/crossref&gt;</text:p>
      <text:p text:style-name="P53">...</text:p>
      <text:p text:style-name="P53">&lt;/inproceedings&gt;</text:p>
      <text:p text:style-name="P53"/>
      <text:p text:style-name="P53">&lt;proceedings key="conf/naa/2008" ... &gt;</text:p>
      <text:p text:style-name="P53"><text:s text:c="4"/>&lt;title&gt;NAA 2008, Lozenetz, ...&lt;/title&gt;</text:p>
      <text:p text:style-name="P53"><text:s text:c="4"/>&lt;year&gt;2009&lt;/year&gt;</text:p>
      <text:p text:style-name="P53"><text:s text:c="4"/>&lt;publisher&gt;Springer&lt;/publisher&gt;</text:p>
      <text:p text:style-name="P53">...</text:p>
      <text:p text:style-name="P53">&lt;/proceedings&gt;</text:p>
      <text:p text:style-name="P53"/>
      <text:p text:style-name="P72">Crossref</text:p>
      <text:p text:style-name="P54"/>
      <text:p text:style-name="P16">Come in BibTEX, usiamo un record in corso per la carta e un record di atti per il volume. Il campo incrociato nel record in corso contiene la chiave del record del procedimento. La conferenza si è tenuta nel 2008, i lavori sono stati pubblicati nel 2009. In casi rari sono pubblicati atti di cumulo con articoli di due o più anni di una serie di conferenze. DBLP non è in grado di modellare questa situazione con precisione, per un look esempio a LNCS 5402. Per l'articolo registra il campo ufficiale contiene il nome della rivista. Il volume e il campo del numero vengono utilizzati per specificare il problema in cui è apparso il foglio. Per i processi in corso</text:p>
      <text:p text:style-name="P16">registra il campo titolo del libro dà il nome breve della conferenza o workshop. In molti casi gli acronimi della conferenza si spiegano solo da soli per i ricercatori che lavorano nel sottocampo dell'informatica agli indirizzi della conferenza. Il documento della procedura corrispondente deve contenere informazioni più dettagliate sulla conferenza e sul volume delle procedure. Sfortunatamente i record dei procedimenti (e i campi incrociati) mancano per un sacco di documenti preesistenti.</text:p>
      <text:p text:style-name="P16"/>
      <text:p text:style-name="P75">URL and EE</text:p>
      <text:p text:style-name="P77"/>
      <text:p text:style-name="P13">Un record DBLP può contenere fino a due URL nei campi <text:span text:style-name="T33">URL</text:span> e <text:span text:style-name="T33">EE</text:span>. Entrambi gli URL possono essere globali o locali. Un URL globale è l'URL Internet standard, inizia sempre con le specifiche del protocollo del modulo "lette<text:span text:style-name="T33">r</text:span> +:" (http :, ftp :,...). Se il contenuto <text:span text:style-name="T33">URL</text:span> o <text:span text:style-name="T33">EE</text:span> non inizia con il nome del protocollo seguito da due punti, è un URL locale che punta all'interno del sito web DBLP. Per ottenere un URL valido, è sufficiente aggiungere un URL di base di un server DBLP come prefisso.</text:p>
      <text:p text:style-name="P13">Gli URL di base (DBLPbURL) dei server DBLP più stabili sono:</text:p>
      <text:list xml:id="list1546260095" text:style-name="L4">
        <text:list-item>
          <text:p text:style-name="P11"><text:soft-page-break/>http://www.informatik.uni-trier.de/~ley/db/ per il server DBLP di origine presso l'Università di Tr<text:span text:style-name="T33">ier</text:span>, in Germania.</text:p>
          <text:p text:style-name="P11"/>
        </text:list-item>
        <text:list-item>
          <text:p text:style-name="P11">http://dblp.uni-trier.de/db/ per il nostro server alternativo a Tr<text:span text:style-name="T33">ier</text:span>. Le "pagine dell'autore" di questo server non includono intenzionalmente la funzione di ricerca completa.</text:p>
        </text:list-item>
      </text:list>
      <text:p text:style-name="P13"/>
      <text:list xml:id="list170617328065097" text:continue-numbering="true" text:style-name="L4">
        <text:list-item>
          <text:p text:style-name="P11">http://www.sigmod.org/dblp/db/ per il mirror DBLP ospitato da ACM SIGMOD.</text:p>
        </text:list-item>
      </text:list>
      <text:p text:style-name="P13"/>
      <text:p text:style-name="P13">In retrospettiva, i nomi dei campi url e ee sono errati, ma esiste una semplice "traduzione":</text:p>
      <text:p text:style-name="P13"/>
      <text:list xml:id="list162103554" text:style-name="L5">
        <text:list-item>
          <text:p text:style-name="P12"><text:span text:style-name="T12">url</text:span> = posizione all'interno del sommario. Quando abbiamo avviato DBLP alla fine del 1993, quasi tutte le pubblicazioni erano disponibili solo su carta. Una citazione di un articolo, ad esempio sulla pagina di un autore, dovrebbe essere collegata verso l'alto al suo contesto formale, cioè l'indice del procedimento o del volume del giornale in cui il documento è stato pubblicato. Per le voci del procedimento dovrebbe esserci un link verso il basso per è indice dei contenuti. In entrambi i casi il campo url contiene la posizione del sommario. Il campo url è disponibile per quasi tutti i record DBLP. Di solito è un "URL locale".</text:p>
        </text:list-item>
      </text:list>
      <text:p text:style-name="P13"/>
      <text:list xml:id="list170617433844876" text:continue-numbering="true" text:style-name="L5">
        <text:list-item>
          <text:p text:style-name="P12"><text:span text:style-name="T12">ee</text:span> = posizione dell'edizione elettronica. Durante gli anni '90, le versioni elettroniche della maggior parte dei documenti pubblicati formalmente divennero disponibili sui server di ACM, IEEE e dei grandi editori commerciali. Era ovvio estendere la bibliografia DBLP a un portale che rende facile trovare pubblicazioni sui server degli editori. ee contiene le informazioni di collegamento richieste. Di solito i campi ee sono "URL globali". Gli URL locali vengono utilizzati solo se DBLP ha informazioni supplementari su un foglio: questa funzione è stata utilizzata per l'antologia SIGMOD di ACM.</text:p>
          <text:p text:style-name="P12">Per alcuni editori ci sono voluti diversi anni per imparare come organizzare le loro biblioteche digitali. Oggi la maggior parte di loro fornisce DOI per indirizzare le pubblicazioni. Sfortunatamente alcuni editori non mappano i vecchi URL dichiarati come "stabili" a quelli attuali. I casi più importanti sono l'IEEE Computer Society e Springer. DBLP contiene ancora migliaia di URL danneggiati che sono il risultato di riorganizzazioni da parte degli editori, che non si sono occupati della retrocompatibilità.</text:p>
        </text:list-item>
      </text:list>
      <text:p text:style-name="P13"/>
      <text:p text:style-name="P13">Per memorizzare la posizione del sommario in (quasi) ogni record e utilizzare URL completi per i collegamenti esterni può sembrare complicato. Sicuramente è possibile rappresentare queste informazioni più compatte riutilizzando le informazioni sugli URL delle registrazioni dei procedimenti, se disponibili, e utilizzando le tabelle ausiliarie con gli schemi di indirizzamento degli editori. Il vantaggio della rappresentazione più ridondante è la sua semplicità: i record DBLP sono autonomi, da ogni record è possibile produrre una citazione collegata come nelle pagine degli autori DBLP senza alcuna ricerca aggiuntiva nelle tabelle ausiliarie.</text:p>
      <text:p text:style-name="P13"/>
      <text:p text:style-name="P76">(In)proceedings</text:p>
      <text:p text:style-name="P76"/>
      <text:p text:style-name="P34">Il nostro prossimo esempio mostra un record che descrive un documento della conferenza pubblicato in un volume LNCS e il record del volume:</text:p>
      <text:p text:style-name="P20"/>
      <text:p text:style-name="P20">&lt;inproceedings key="conf/er/Norrie08"</text:p>
      <text:p text:style-name="P20"><text:tab/><text:tab/>mdate="2008-10-20"&gt;</text:p>
      <text:p text:style-name="P20"><text:s text:c="3"/>&lt;author&gt;Moira C. Norrie&lt;/author&gt;</text:p>
      <text:p text:style-name="P20"><text:s text:c="3"/>&lt;title&gt;PIM Meets Web 2.0.&lt;/title&gt;</text:p>
      <text:p text:style-name="P20"><text:s text:c="3"/>&lt;pages&gt;15-25&lt;/pages&gt;</text:p>
      <text:p text:style-name="P20"><text:s text:c="3"/>&lt;year&gt;2008&lt;/year&gt;</text:p>
      <text:p text:style-name="P20"><text:s text:c="3"/>&lt;booktitle&gt;ER&lt;/booktitle&gt;</text:p>
      <text:p text:style-name="P20"><text:soft-page-break/><text:s text:c="4"/>&lt;ee&gt;http://dx.doi.org/10.1007/</text:p>
      <text:p text:style-name="P20"><text:s text:c="14"/>978-3-540-87877-3 3&lt;/ee&gt;</text:p>
      <text:p text:style-name="P20"><text:s text:c="4"/>&lt;crossref&gt;conf/er/2008&lt;/crossref&gt;</text:p>
      <text:p text:style-name="P20"><text:s text:c="4"/>&lt;url&gt;db/conf/er/er2008.html#Norrie08&lt;/url&gt;</text:p>
      <text:p text:style-name="P20">&lt;/inproceedings&gt;</text:p>
      <text:p text:style-name="P20"/>
      <text:p text:style-name="P20">&lt;proceedings key="conf/er/2008"</text:p>
      <text:p text:style-name="P20"><text:tab/> <text:s text:c="7"/>mdate="2008-10-20"&gt;</text:p>
      <text:p text:style-name="P20"><text:s text:c="3"/>&lt;editor&gt;Qing Li&lt;/editor&gt;</text:p>
      <text:p text:style-name="P20"><text:s text:c="3"/>&lt;editor&gt;Stefano Spaccapietra&lt;/editor&gt;</text:p>
      <text:p text:style-name="P20"><text:s text:c="3"/>&lt;editor&gt;Eric Yu&lt;/editor&gt;</text:p>
      <text:p text:style-name="P20"><text:s text:c="3"/>&lt;editor&gt;Antoni Oliv&amp;eacute;&lt;/editor&gt;</text:p>
      <text:p text:style-name="P20"><text:s text:c="3"/>&lt;title&gt;Conceptual Modeling - ER 2008,</text:p>
      <text:p text:style-name="P20"><text:s text:c="9"/>27th International Conference on Conceptual</text:p>
      <text:p text:style-name="P20"><text:s text:c="9"/>Modeling, Barcelona, Spain, October 20-24,</text:p>
      <text:p text:style-name="P20"><text:s text:c="9"/>2008. Proceedings&lt;/title&gt;</text:p>
      <text:p text:style-name="P20"><text:s text:c="3"/>&lt;volume&gt;5231&lt;/volume&gt;</text:p>
      <text:p text:style-name="P20"><text:s text:c="3"/>&lt;year&gt;2008&lt;/year&gt;</text:p>
      <text:p text:style-name="P20"><text:s text:c="3"/>&lt;isbn&gt;978-3-540-87876-6&lt;/isbn&gt;</text:p>
      <text:p text:style-name="P20"><text:s text:c="3"/>&lt;booktitle&gt;ER&lt;/booktitle&gt;</text:p>
      <text:p text:style-name="P20"><text:s text:c="3"/>&lt;series href="db/journals/lncs.html"&gt;Lecture</text:p>
      <text:p text:style-name="P20"><text:tab/>Notes in Computer Science&lt;/series&gt;</text:p>
      <text:p text:style-name="P20"><text:s text:c="3"/>&lt;publisher&gt;Springer&lt;/publisher&gt;</text:p>
      <text:p text:style-name="P20"><text:s text:c="3"/>&lt;url&gt;db/conf/er/er2008.html&lt;/url&gt;</text:p>
      <text:p text:style-name="P20">&lt;/proceedings&gt;</text:p>
      <text:p text:style-name="P20"/>
      <text:p text:style-name="P34">Il <text:span text:style-name="T35">proceedings</text:span> registra gli editori del volume. Per gli atti della conferenza "editor" è un termine <text:span text:style-name="T34">impreciso</text:span>. Gli editori elencati nella maggior parte dei procedimenti LNCS sono i principali organizzatori delle conferenze: i presidenti del comitato di programma e le presidenze generali. Inoltre, l'editor di copia può essere elencato, cioè una persona che ha fatto il lavoro per formare un libro coerente dai manoscritti. Sfortunatamente la biblioteca digitale della IEEE Computer Society e il sistema Xplore dell'organizzazione ombrello IEEE non elencano nessun editor. D'altra parte ACM ora elenca le sedie PC e le sedie generali della maggior parte delle conferenze, ma non menziona i redattori di copie. Gli editori sono solo la punta dell'iceberg: gestire una grande conferenza accademica richiede un duro lavoro da parte di centinaia di persone. Le persone che fanno volontariato per questo tipo di servizio dovrebbero essere accreditate per il loro lavoro. Diversi utenti di DBLP hanno suggerito di estendere il nostro servizio verso questa direzione. Sfortunatamente non abbiamo le risorse umane per mantenere un tale servizio a un livello ragionevole. Se si pianifica un'analisi bibliometrica della direzione, è necessario essere consapevoli che queste informazioni sono molto incomplete e che non esiste alcun consenso, che dovrebbe essere elencato come redattore di un procedimento.</text:p>
      <text:p text:style-name="P35">Il campo del titolo dei <text:span text:style-name="T36">proceedings</text:span> richiede anche gli stessi commenti. La maggior parte dei volumi LNCS sono ideali: dopo il titolo principale, elencano il nome esatto della conferenza, la posizione dell'evento e la data esatta. Quando possibile, proviamo a imitare questo stile. Alcuni editori forniscono solo informazioni molto incomplete su conferenze o workshop, un cattivo esempio è impostato da Xplore. </text:p>
      <text:p text:style-name="P35">Il campo serie specifica le serie di libri di cui fa parte il volume. Se è presente un campo serie e un campo volume, il numero del volume viene interpretato come la numerazione della serie. A volte sono necessari due campi di volume con ruoli diversi: LNCS Volume 5358 è il primo volume di ISVC 2008 e LNCS Volume 5359 è il secondo volume di atti di questa conferenza. Ci siamo trattenuti dall'inventare un secondo campo di volume. Usiamo una semplice convenzione: il numero locale viene aggiunto in parentesi al titolo del libro e alle registrazioni in corso, nel nostro esempio <text:soft-page-break/>"ISVC (1)" / "ISVC (2)". L'attributo opzionale href nel campo serie contiene l'URL locale della pagina principale della serie.</text:p>
      <text:p text:style-name="P35"/>
      <text:p text:style-name="P55">LNCS Journals</text:p>
      <text:p text:style-name="P55"/>
      <text:p text:style-name="P67">Il nostro ultimo esempio di questa sezione sembra un po' esotico:</text:p>
      <text:p text:style-name="P55"/>
      <text:p text:style-name="P32">&lt;article key="journals/jods/HurtadoPW08"</text:p>
      <text:p text:style-name="P32"><text:tab/>mdate="2008-04-15"&gt;</text:p>
      <text:p text:style-name="P32"><text:s text:c="3"/>&lt;author&gt;Carlos A. Hurtado&lt;/author&gt;</text:p>
      <text:p text:style-name="P32"><text:s text:c="3"/>&lt;author&gt;Alexandra Poulovassilis&lt;/author&gt;</text:p>
      <text:p text:style-name="P32"><text:s text:c="3"/>&lt;author&gt;Peter T. Wood&lt;/author&gt;</text:p>
      <text:p text:style-name="P32"><text:s text:c="3"/>&lt;title&gt;Query Relaxation in RDF.&lt;/title&gt;</text:p>
      <text:p text:style-name="P32"><text:s text:c="3"/>&lt;pages&gt;31-61&lt;/pages&gt;</text:p>
      <text:p text:style-name="P32"><text:s text:c="3"/>&lt;year&gt;2008&lt;/year&gt;</text:p>
      <text:p text:style-name="P32"><text:s text:c="3"/>&lt;volume&gt;10&lt;/volume&gt;</text:p>
      <text:p text:style-name="P32"><text:s text:c="3"/>&lt;journal&gt;J. Data Semantics&lt;/journal&gt;</text:p>
      <text:p text:style-name="P32"><text:s text:c="3"/>&lt;ee&gt;http://dx.doi.org/10.1007/</text:p>
      <text:p text:style-name="P32"><text:s text:c="8"/>978-3-540-77688-8 2&lt;/ee&gt;</text:p>
      <text:p text:style-name="P32"><text:s text:c="3"/>&lt;crossref&gt;journals/jods/2008-10&lt;/crossref&gt;</text:p>
      <text:p text:style-name="P32"><text:s text:c="3"/>&lt;url&gt;db/journals/jods/</text:p>
      <text:p text:style-name="P32"><text:tab/>jods10.html#HurtadoPW08&lt;/url&gt;</text:p>
      <text:p text:style-name="P32"><text:s/>&lt;/article&gt;</text:p>
      <text:p text:style-name="P32"/>
      <text:p text:style-name="P32">&lt;proceedings key="journals/jods/2008-10"</text:p>
      <text:p text:style-name="P32"><text:tab/>mdate="2008-04-15"&gt;</text:p>
      <text:p text:style-name="P32"><text:s text:c="2"/>&lt;editor&gt;Stefano Spaccapietra&lt;/editor&gt;</text:p>
      <text:p text:style-name="P32"><text:s text:c="2"/>&lt;title&gt;Journal on Data Semantics X&lt;/title&gt;</text:p>
      <text:p text:style-name="P32"><text:s text:c="2"/>&lt;booktitle&gt;J. Data Semantics&lt;/booktitle&gt;</text:p>
      <text:p text:style-name="P32"><text:s text:c="2"/>&lt;series href="db/journals/lncs.html"&gt;Lecture</text:p>
      <text:p text:style-name="P32"><text:tab/>Notes in Computer Science&lt;/series&gt;</text:p>
      <text:p text:style-name="P32"><text:s text:c="2"/>&lt;volume&gt;4900&lt;/volume&gt;</text:p>
      <text:p text:style-name="P32"><text:s text:c="2"/>&lt;publisher&gt;Springer&lt;/publisher&gt;</text:p>
      <text:p text:style-name="P32"><text:s text:c="2"/>&lt;year&gt;2008&lt;/year&gt;</text:p>
      <text:p text:style-name="P32"><text:s text:c="2"/>&lt;isbn&gt;978-3-540-77687-1&lt;/isbn&gt;</text:p>
      <text:p text:style-name="P32"><text:s text:c="2"/>&lt;url&gt;db/journals/jods/jods10.html&lt;/url&gt;</text:p>
      <text:p text:style-name="P32">&lt;/proceedings&gt;</text:p>
      <text:p text:style-name="P55"/>
      <text:p text:style-name="P36">Springer pubblica diverse riviste all'interno della serie LNCS.</text:p>
      <text:p text:style-name="P36">Ogni volume di questi diari è un volume LNCS. Giustamente gli autori di articoli di queste riviste ci hanno chiesto di classificare i loro articoli come articoli. D'altra parte i volumi di queste riviste sono più autosufficienti dei soliti volumi di un diario: hanno un codice ISBN e un numero di serie. Gli editor cambiano da volume a volume. La nostra soluzione ad hoc è quella di descrivere i volumi tramite atti giudiziari o registri contabili, ma ciò non è corretto e mostra i limiti dei classici documenti BibTEX per modellare il mondo delle pubblicazioni scientifiche.</text:p>
      <text:p text:style-name="P36"/>
      <text:p text:style-name="P56">More Record Types</text:p>
      <text:p text:style-name="P56"/>
      <text:p text:style-name="P37">Una futura versione di DBLP dovrebbe avere nuovi tipi di record per i volumi di giornale. Inoltre, ha senso rendere i diari come "cittadini di prima classe", cioè modellarli esplicitamente in base a record di un nuovo tipo. Informazioni come ISSN, l'editore del journal e la home page del journal <text:soft-page-break/>possono essere archiviate in tali record. Lo stesso vale per le serie di conferenze come "la conferenza annuale VLDB", o serie di libri come LNCS. La modellazione diventerà complicata perché questi oggetti non formano una gerarchia: un volume di atti di una conferenza congiunta è un membro di diverse serie di conferenze. Il volume degli atti SIGMOD 2000 è un membro del flusso di conferenze SIGMOD ed è un numero (non un volume) di SIGMOD Record volume 29. Siamo consapevoli di molte carenze dell'attuale modello di dati, tuttavia una revisione fondamentale ha una bassa priorità. Temiamo che un modello di dati "perfetto" diventi molto complesso e rende l'acquisizione dei dati troppo costosa. In DBLP utilizziamo semplici pagine di ipertesto per descrivere situazioni non coperte dal nostro modello di dati. Discutiamo di questo "meccanismo di fuga" nella sezione 4. Raccogliere i link di citazione è un'altra caratteristica che è molto attraente, ma che è stata abbandonata perché è troppo costos<text:span text:style-name="T37">a</text:span> per essere fatt<text:span text:style-name="T37">a</text:span> manualmente.</text:p>
      <text:p text:style-name="P37">I campi di citazione nei record DBLP sono stati inseriti per un piccolo sottoinsieme dei fogli di antologia SIGMOD di ACM, i contenuti di questi campi sono le chiavi DBLP dei documenti citati. Per informazioni sui collegamenti delle citazioni su larga scala, è necessario consultare CiteSeer e la Guida ACM alla letteratura di calcolo.</text:p>
      <text:p text:style-name="P37"/>
      <text:p text:style-name="P57">3. PERSON</text:p>
      <text:p text:style-name="P50"/>
      <text:p text:style-name="P50">Gli esseri umani sono esseri sociali. La lingua richiede di nominare le persone di cui vuoi parlare. Finché la vita è stata organizzata in piccoli gruppi e c'è stato poco scambio con altri gruppi, la denominazione ad hoc delle persone funziona perfettamente. Era sufficiente nominare una persona per la sua funzione ("Smith") o dai genitori ("Gısladóttir"). Una grande varietà di convenzioni di denominazione sviluppate in culture diverse. DBLP è un registro globale delle persone per i ricercatori di informatica e scienze vicine. La nostra collezione ora contiene circa 700000 nomi di persone diverse. Su questa scala, che è al massimo "media" rispetto all'insieme di tutti gli esseri umani viventi, le tradizionali convenzioni di denominazione raggiungono i loro limiti. Sinonimi e omonimi diventano un problema principale.</text:p>
      <text:p text:style-name="P50"/>
      <text:p text:style-name="P57">Author Pages</text:p>
      <text:p text:style-name="P57"/>
      <text:p text:style-name="P38">Quando abbiamo avviato DBLP nel 1993 con le carte di pochi centinaia di persone dalla comunità dei sistemi di basi di dati, non ci siamo presi cura di alcun problema di ridimensionamento o della complessità delle convenzioni di denominazione. Ogni persona dovrebbe avere la sua "pagina autore DBLP". I documenti di David Maier sono elencati su</text:p>
      <text:p text:style-name="P38"><text:span text:style-name="T12">DBLPbURLindices/a-tree/m/Maier:David.html</text:span></text:p>
      <text:p text:style-name="P21"><text:span text:style-name="T5">e i documenti di Laura M. Haas su </text:span>DBLPbURLindices/a-tree/h/Haas:Laura M=.html</text:p>
      <text:p text:style-name="P38">((DBLPbURL = http://www.informatik.../db/). Tutte le pagine di persone il cui cognome inizia con una 'm' sono memorizzate nella directory ... /indices/a-tree/m/, e tutti i nomi 'h' sono memorizzati in ... /indices/a-tree/h/, ecc. Si formano i nomi di file all'interno di queste directory last-name:first-name.html. Gli spazi vuoti sono mappati ai caratteri di sottolineatura, tutti gli altri caratteri che non sono alfanumerici sono mappati su '='. Questo evita URL illegali.</text:p>
      <text:p text:style-name="P38">Oggi questa primitiva mappatura produce enormi directory. Ad esempio ora ci sono più di 700000 persone con cognomi che iniziano con "s". Alcuni anni fa questo era un problema di prestazioni. Oggi non c'è una buona argomentazione per modificare gli URL di migliaia di pagine Web che vengono indirizzate da numerosi altri server Web e motori di ricerca. Consideriamo la stabilità degli URL come una virtù molto importante per rendere un servizio affidabile. Ci sono (almeno) due soluzioni per l'implementazione:</text:p>
      <text:p text:style-name="P38"/>
      <text:list xml:id="list409423222" text:style-name="L7">
        <text:list-item>
          <text:p text:style-name="P39">Continuiamo a materializzare i file dell'autore DBLP come file HTML statici. I file sono generati giornalmente. Fortunatamente molta della tecnologia dei sistemi di basi di dati è stata spostata in file system standard. I file system contemporanei non hanno problemi di prestazioni per gestire enormi directory, perché usano varianti di alberi B o tabelle hash <text:soft-page-break/>(ext2 / 3) come percorsi di accesso. Per il file system con le pagine dell'autore, abbiamo disattivato la registrazione in un journal - se il sistema si blocca, produciamo nuove pagine dell'autore da dblp.xml. Il journaling è stato il collo di bottiglia principale quando abbiamo aggiornato tutte le pagine dell'autore.</text:p>
        </text:list-item>
      </text:list>
      <text:p text:style-name="P38"/>
      <text:list xml:id="list170619117907895" text:continue-numbering="true" text:style-name="L7">
        <text:list-item>
          <text:p text:style-name="P39">Oggi puoi scegliere tra un'ampia gamma di tecnologie per implementare pagine Web dinamiche. Anche la più antica di queste tecnologie, l'interfaccia CGI tra server Web e programmi scritti in quasi tutti i linguaggi, consente la realizzazione di qualsiasi URL legale tramite software. Ad esempio le pagine Bibtex di DBLP sembrano file HTML statici, ma sono prodotte su richiesta da un piccolo programma C (ancora imperfetto) dai record XML.</text:p>
        </text:list-item>
      </text:list>
      <text:p text:style-name="P38"/>
      <text:p text:style-name="P38">In retrospettiva è stato un errore di progettazione dividere i nomi delle persone in nomi e cognomi. Una suddivisione del nome corretta non è calcolabile con costi fattibili. Per rendere riproducibile il nostro algoritmo, documentiamo comunque il codice sorgente nell'appendice. Il problema diventa evidente, se lo si applica a un nome spagnolo come "Juan Antonio Holgado Terriza": L'algoritmo dice che Terriza è il cognome, ma in realtà Holgado Terriza è la risposta corretta. Certamente è possibile codificare molte conoscenze sulla denominazione in un algoritmo, ma in pratica qualsiasi algoritmo rimane incompleto perché la nostra conoscenza è incompleta. Per taggare le parti del nome con un markup più dettagliato fallisce per lo stesso motivo. Per alcuni utenti di DBLP la suddivisione errata dei loro nomi è fastidiosa, ma non rivendichiamo più che le parti del nome siano nomi / cognomi.</text:p>
      <text:p text:style-name="P38"/>
      <text:p text:style-name="P58">Homonyms and Synonyms</text:p>
      <text:p text:style-name="P58"/>
      <text:p text:style-name="P40">David e Maier sono nomi popolari, ma al momento sembra che ci sia solo una persona che pubblica documenti informatici - il noto professore a Portland, in Oregon. Altri nomi sono meno unici. In DBLP puoi trovare documenti di almeno sette persone diverse con il nome Chen Li. In questi casi, dobbiamo aggiungere un piccolo numero "mistico" per distinguere le persone omonime:</text:p>
      <text:p text:style-name="P40"/>
      <text:p text:style-name="P22">&lt;author&gt;Chen Li&lt;/author&gt;</text:p>
      <text:p text:style-name="P22">&lt;author&gt;Chen Li 0002&lt;/author&gt;</text:p>
      <text:p text:style-name="P22">&lt;author&gt;Chen Li 0007&lt;/author&gt;</text:p>
      <text:p text:style-name="P40"/>
      <text:p text:style-name="P40">Opzionalmente aggiungiamo un carattere spaziale e un numero a quattro cifre ai nomi. Per gli algoritmi di suddivisione del nome naïve il numero è un suffisso al cognome. Il numero è parte dell'URL, ma non stampato con il nome: <text:span text:style-name="T12">.../indices/a-tree/l/Li 0007:Chen.html</text:span></text:p>
      <text:p text:style-name="P40">Il difficile problema è rilevare persone omonime e assegnare i numeri ID corretti. Non abbiamo soluzioni per questo problema, ma la semplice euristica si è rivelata molto utile: l'indice coautore nella parte inferiore delle pagine degli autori DBLP è colorato. Se le persone hanno pubblicato insieme ottengono lo stesso colore. Se non vi è alcuna connessione diretta tra due persone o transitivamente tramite un altro membro della lista coautori vengono assegnati colori diversi. Se una lista di coautori è monocromatica, siamo abbastanza sicuri che la voce del nome principale rappresenti una singola persona. Ci sono due ragioni principali per gli elenchi di coautori multicolore: se DBLP contiene solo un piccolo campione delle pubblicazioni di una persona, le nostre informazioni sono semplicemente troppo incomplete - questo accade spesso ai ricercatori senior che lavorano in un'area coperta solo parzialmente da DBLP. L'altra ragione è una "doppia personalità". Se i coautori possono essere separati in gruppi disgiunti, la voce principale può rappresentare più persone o una persona che lavora in diverse aree di ricerca distanti con colleghi non collegati. La ragione di ciò potrebbe essere il cambio di affiliazione. Una sfida aperta è sviluppare algoritmi di clustering che indicano gli omonimi con una precisione migliore. Questo algoritmo non dovrebbe solo guardare la struttura del grafico coautore, ma anche le conferenze, i diari, le parole chiave del titolo, gli anni di pubblicazione, ecc.</text:p>
      <text:p text:style-name="P40"><text:soft-page-break/>Al momento la suddivisione delle pagine dell'autore di DBLP è scatenata dalle richieste di autori che trovano le loro pubblicazioni mescolate con altri scritti di persone o se possiamo provare il nostro forte sospetto che ci siano diverse persone dietro una voce. In molti casi gli omonimi non vengono rilevati. Il problema non è nuovo. La comunità della biblioteca ci lavora da molto tempo. Un importante progetto è VIAF, il file Virtual International Authority, la cui interfaccia web è disponibile su http://viaf.org/. Se inserisci il mio nome, ottieni un elenco di alcuni dei miei vecchi documenti mescolati con pubblicazioni di diversi omonimi non correlati. Condivido l'anno di nascita (1959) con almeno uno di questi omonimi. Dopo che una voce è stata divisa e sono stati aggiunti numeri nascosti ai campi dell'autore e dell'editor nei record bibliografici, potremmo perdere l'assegnazione dell'ID nome corretto alle nuove voci. Ancora una volta non abbiamo una soluzione perfetta, ma un'euristica che funziona in molti casi: c'è un lavoro quotidiano che cerca persone omonime con numeri ID diversi e un coautore condiviso. Fino ad ora non c'erano omonimi abbastanza vicini da condividere un coautore. Tutti gli avvisi prodotti dal nostro programma sono stati causati da errori di input, stiamo ancora aspettando il primo "falso hit".</text:p>
      <text:p text:style-name="P40">Il lavoro per avvisare di possibili ID omonimi non corretti è un caso speciale di un quadro più generale: in una prima fase selezioniamo un sottoinsieme promettente dell'enorme spazio prodotto delle coppie di persone&gt; 700000 2 DBLP. È spesso insensato (ad esempio per gli omonimi) o troppo costoso per considerare tutte le persone. Una "funzione di blocco" (questa nozione è stata introdotta dalla comunità del censimento) seleziona un sottoinsieme dello spazio prodotto. I blocchi importanti sono (1) tutte le coppie persona con la distanza due nel grafico coautore, (2) tutte le coppie persona che hanno pubblicato nella stessa serie o diario della conferenza, (3) tutte le coppie persona che hanno pubblicato documenti che contengono lo stesso raro titolo (chiave) parola. I flussi di coppie di persone forniti dai blocchi possono essere filtrati. Ad esempio potremmo essere interessati solo a persone con anni di pubblicazioni sovrapposte. Altri filtri guardano l'attributo mdate oi colori coautori. Il filtro più importante applica una distanza di stringa ai nomi delle due persone. Le distanze tipiche delle stringhe sono i classici confronti tra distanza di modifica, diacritico / insensibile al caso (René ~ Rene), comparatori insensibili alle permutazioni delle parti del nome (Li Chen ~ Chen Li), comparatori che sono in grado di espandere le iniziali (M. Ley ~ Michael Ley ), o il comparatore sopra menzionato che ignora l'ID nascosto (Chen Li 0003 ~ Chen Li). Utilizziamo questo software per trovare sinonimi probabili, ad es. se ci sono voci Michael J. Carey e M. Carey nella stessa rivista, dovremmo controllare se appartengono alla stessa persona. È facile produrre lunghe liste di candidati, ma la messa a punto per ottenere una buona precisione rimane un problema aperto. Abbiamo implementato più di 20 funzioni a distanza per i nomi delle persone. Ma rimangono molti casi difficili da catturare con regole generali e richiedono una base di conoscenza specializzata. Per un esempio di un "caso difficile" <text:span text:style-name="T38">vediamo </text:span></text:p>
      <text:p text:style-name="P22">A. Kourtis = Anastasios Kourtis</text:p>
      <text:p text:style-name="P22">= Tasos Kourtis = T. Kourtis</text:p>
      <text:p text:style-name="P40">Il software abbozzato sopra funziona in modo retrospettivo, aiuta a trovare errori nel database. Inoltre, sperimentiamo software che cerca di evitare errori di input. L'idea di base è considerare l'input di una nuova pubblicazione multi-autore come un problema di corrispondenza del grafico. Dobbiamo trovare una buona posizione per il grafico piccolo (la nuova voce) nell'enorme grafico (DBLP). Per prima cosa cerchiamo corrispondenze esatte dei nomi delle persone, quindi usiamo le funzioni a distanza insensibili ai segni diacritici e alle iniziali. Se troviamo alcuni nomi da inserire, eseguiamo una ricerca locale nelle vicinanze degli hit con funzioni di distanza più costose. Anche in questo caso la messa a punto di questo algoritmo rimane la sfida. Spesso l'utente umano "vede" i colpi parziali che i nostri algoritmi non sono in grado di localizzare.</text:p>
      <text:p text:style-name="P40"/>
      <text:p text:style-name="P40"/>
      <text:p text:style-name="P40"/>
      <text:p text:style-name="P40"/>
      <text:p text:style-name="P40"/>
      <text:p text:style-name="P40"/>
      <text:p text:style-name="P59"><text:soft-page-break/>Person Records</text:p>
      <text:p text:style-name="P59"/>
      <text:p text:style-name="P41">Molti autori di DBLP gestiscono le proprie "home page" personali sul web. È diventato presto ovvio aggiungere collegamenti dalle pagine dell'autore DBLP alle home page personali. Le home page sono state modellate come pubblicazioni web speciali:</text:p>
      <text:p text:style-name="P23">&lt;www key="homepages/m/DavidMaier" ...&gt;</text:p>
      <text:p text:style-name="P23"><text:s text:c="3"/>&lt;author&gt;David Maier&lt;/author&gt;</text:p>
      <text:p text:style-name="P23"><text:s text:c="3"/>&lt;title&gt;Home Page&lt;/title&gt;</text:p>
      <text:p text:style-name="P23"><text:s text:c="3"/>&lt;url&gt;http://web.cecs.pdx.edu/∼maier/&lt;/url&gt;</text:p>
      <text:p text:style-name="P23">&lt;/www&gt;</text:p>
      <text:p text:style-name="P38">La chiave inizia sempre con le home page /, il campo autore specifica il nome della persona, il campo titolo ha sempre il valore "Pagina iniziale" e il campo url contiene la posizione della home page. Più tardi è diventato chiaro che questa modellazione era miope: dovremmo essere in grado di memorizzare più informazioni su una persona, abbiamo bisogno di "record personali". Per consentire un aggiornamento regolare del software in esecuzione, abbiamo esteso i "record della home page" ai "record personali". L'aggiunta più importante sono i nomi secondari per le persone:</text:p>
      <text:p text:style-name="P21">&lt;www key="homepages/h/AlonYHalevy" ...&gt;</text:p>
      <text:p text:style-name="P21"><text:s text:c="3"/>&lt;author&gt;Alon Y. Halevy&lt;/author&gt;</text:p>
      <text:p text:style-name="P21"><text:s text:c="3"/>&lt;author&gt;Alon Y. Levy&lt;/author&gt;</text:p>
      <text:p text:style-name="P21"><text:s text:c="3"/>&lt;title&gt;Home Page&lt;/title&gt;</text:p>
      <text:p text:style-name="P21"><text:s text:c="3"/>&lt;url&gt;http://alonhalevy.googlepages.com/&lt;/url&gt;</text:p>
      <text:p text:style-name="P21">&lt;/www&gt;</text:p>
      <text:p text:style-name="P38">Le persone possono cambiare il loro nome per diversi motivi, il matrimonio è il più importante. Se i record di una persona contengono più di un campo autore, i nomi aggiuntivi vengono interpretati come un elenco di nomi secondari per la stessa persona. Sul server Web DBLP viene semplicemente generato il reindirizzamento dagli URL dei nomi secondari all'URL del nome principale. La pagina della persona con il nome principale elenca le pubblicazioni di qualsiasi variante ortografica della persona. I nomi secondari non sono utili solo per modellare le modifiche al nome, ma ci consentono anche di trattare con sinonimi che vengono utilizzati contemporaneamente:</text:p>
      <text:p text:style-name="P21">&lt;www key="homepages/r/CJvanRijsbergen" ...&gt;</text:p>
      <text:p text:style-name="P21"><text:s text:c="4"/>&lt;author&gt;C. J. van Rijsbergen&lt;/author&gt;</text:p>
      <text:p text:style-name="P21"><text:s text:c="4"/>&lt;author&gt;Cornelis Joost van Rijsbergen&lt;/author&gt;</text:p>
      <text:p text:style-name="P21"><text:s text:c="4"/>&lt;author&gt;Keith van Rijsbergen&lt;/author&gt;</text:p>
      <text:p text:style-name="P21"><text:s text:c="4"/>&lt;title&gt;Home Page&lt;/title&gt;</text:p>
      <text:p text:style-name="P21"><text:s text:c="4"/>&lt;url&gt;http://www.dcs.gla.ac.uk/∼keith/&lt;/url&gt;</text:p>
      <text:p text:style-name="P21">&lt;/www&gt;</text:p>
      <text:p text:style-name="P38">Questo famoso pioniere dell'IR è conosciuto con tre varianti di nome. Per identificare le persone, può essere utile memorizzare informazioni aggiuntive come la loro affiliazione o il loro nome in un sistema di scrittura alternativo. Nei record di persona, c'è un campo di note facoltativo. Il contenuto di questo campo è stampato all'intestazione della pagina corrispondente della persona. Attualmente il campo note dei record personali è l'unico posto in cui DBLP si estende oltre il set di caratteri Latin-1.</text:p>
      <text:p text:style-name="P21">&lt;www key="homepages/m/AtsuyukiMorishima" ...&gt;</text:p>
      <text:p text:style-name="P21"><text:s text:c="4"/>&lt;author&gt;Atsuyuki Morishima&lt;/author&gt;</text:p>
      <text:p text:style-name="P21"><text:s text:c="4"/>&lt;title&gt;Home Page&lt;/title&gt;</text:p>
      <text:p text:style-name="P21"><text:s text:c="5"/>...</text:p>
      <text:p text:style-name="P21"><text:s text:c="4"/>&lt;note&gt;&amp;#x68EE;&amp;#x5D8B;&amp;#x539A;...&lt;/note&gt;</text:p>
      <text:p text:style-name="P21">&lt;/www&gt;</text:p>
      <text:p text:style-name="P38">L'ultima estensione dei record personali per ora è ancora popolata solo da poche istanze. <text:span text:style-name="T39">I </text:span>campi <text:span text:style-name="T13">cite</text:span> all'interno di record personali sono interpretati come citazioni biografiche in senso più ampio, intendiamo associare le pubblicazioni di Festschrift, i necrologi, ecc. con la persona onorato.</text:p>
      <text:p text:style-name="P38"/>
      <text:p text:style-name="P21"><text:soft-page-break/>&lt;www key="homepages/k/ParisCKanellakis" ...&gt;</text:p>
      <text:p text:style-name="P21"><text:s text:c="4"/>&lt;author&gt;Paris C. Kanellakis&lt;/author&gt;</text:p>
      <text:p text:style-name="P21"><text:s text:c="4"/>&lt;title&gt;Home Page&lt;/title&gt;</text:p>
      <text:p text:style-name="P21"><text:s text:c="4"/>&lt;url&gt;...&lt;/url&gt;</text:p>
      <text:p text:style-name="P21"><text:s text:c="4"/>&lt;note&gt;Dec. 3, 1953 - Dec. 20, 1995&lt;/note&gt;</text:p>
      <text:p text:style-name="P21"><text:s text:c="4"/>&lt;cite&gt;conf/birthday/2003pkc&lt;/cite&gt;</text:p>
      <text:p text:style-name="P21"><text:s text:c="4"/>&lt;cite&gt;journals/csur/AbiteboulKMSV96&lt;/cite&gt;</text:p>
      <text:p text:style-name="P21"><text:s text:c="4"/>&lt;cite&gt;conf/pods/AbiteboulKPV96&lt;/cite&gt;</text:p>
      <text:p text:style-name="P21"><text:s text:c="4"/>...</text:p>
      <text:p text:style-name="P21">&lt;/www&gt;</text:p>
      <text:p text:style-name="P21"/>
      <text:p text:style-name="P63">Person IDs</text:p>
      <text:p text:style-name="P63"/>
      <text:p text:style-name="P42">DBLP è un "authority file" (molto imperfetto) per gli informatici. I server per conferenze, i sistemi di gestione delle conferenze, i server di prestampa, gli editori e le università fanno riferimento a DBLP. Molti di questi membri della "catena di pubblicazione" ci hanno chiesto di fornire un meccanismo stabile per indicare le persone in DBLP. Mantenere stabili gli URL delle pagine dell'autore è stato un primo passo importante. Ma questa politica è limitata dalla dipendenza dell'URL dall'ortografia esatta del nome della persona. Per la maggior parte delle persone lo spelling converge in uno stato stabile e, auspicabilmente, corretto dopo un po '. Ma a volte le nostre informazioni su un nome rimangono incomplete per un lungo periodo. Tuttavia è necessario fornire ID persona stabile per consentire ad altre applicazioni di scambiare informazioni con DBLP.</text:p>
      <text:p text:style-name="P42">Un ID persona globale non esiste ed è molto controverso. Anche per gli scienziati non è ancora ben definito. Finché non ci sarà un meccanismo più generale, dovremmo introdurre o possedere gli ID delle persone DBLP. Ancora una volta lo facciamo estendendo un meccanismo esistente: utilizziamo semplicemente gli ID dei record personali come ID di persona. Gli ID dei record della persona esistente rimangono invariati. Per ogni persona in DBLP che non ha un record personale, generiamo un nuovo record. I nuovi ID vengono assegnati in modo consecutivo ai numeri interi. Un record di persona generata contiene solo un mapping da un ID a un nome:</text:p>
      <text:p text:style-name="P24">&lt;www key="homepages/45/123" ...&gt;</text:p>
      <text:p text:style-name="P24"><text:s text:c="3"/>&lt;author&gt;C. Ley&lt;/author&gt;</text:p>
      <text:p text:style-name="P24"><text:s text:c="3"/>&lt;title&gt;Home Page&lt;/title&gt;</text:p>
      <text:p text:style-name="P24">&lt;/www&gt;</text:p>
      <text:p text:style-name="P42">Potremmo cambiare "C. Ley "a" Carola Ley "non appena avremo ulteriori informazioni sul nome. L'ID persona rimane stabile, l'URL della pagina autore cambia. Due situazioni richiedono un'ulteriore spiegazione: le pagine dell'autore possono essere unite o divise. Se esiste già una pagina dell'autore e un identificativo personale per Carola Ley, potremmo aver assegnato due o più documenti identificativi alla stessa persona. Non dovremmo invalidare un ID ridondante, ma registrarlo è equivalente a un altro:</text:p>
      <text:p text:style-name="P24">&lt;www key="homepages/45/123" ...&gt;</text:p>
      <text:p text:style-name="P24"><text:s text:c="3"/>&lt;crossref&gt;homepages/55/1002&lt;/crossref&gt;</text:p>
      <text:p text:style-name="P24">&lt;/www&gt;</text:p>
      <text:p text:style-name="P42">Il caso difficile è la divisione delle pagine dell'autore. Nella pagina di "C. Ley "potremmo aver raccolto pubblicazioni di "Carola Ley" e "Christoph Ley". L'ID di "C. Ley "dovrebbe diventare non valido perché non è una singola persona, ma un insieme di persone con nome simile. In pratica questa interpretazione rigorosa della scissione può avere effetti collaterali assurdi: Assumi "C. Ley" (alias Carola) ha pubblicato articoli elencati in DBLP per diversi anni solo con la sua iniziale. Ora il primo documento di Christoph viene aggiunto alla pagina autore di "C. Ley”. In questa posizione asimmetrica, ha senso mantenere l'ID per Carola stabile e assegnare un nuovo ID a Christoph, anche se le sue pubblicazioni sono temporaneamente confuse con le pubblicazioni di Carola per errore. Rimane una zona grigia nella decisione quando una divisione è asimmetrica o simmetrica.</text:p>
      <text:p text:style-name="P42"/>
      <text:p text:style-name="P42"><text:soft-page-break/>Per rendere operativi gli Id Person, forniamo un semplice servizio di mappatura. L'URL <text:a xlink:type="simple" xlink:href="http://dblp.uni-trier.de/rec/pid/pID" text:style-name="Internet_20_link" text:visited-style-name="Visited_20_Internet_20_Link"><text:span text:style-name="T12">http://dblp.uni-trier.de/rec/pid/pID</text:span></text:a><text:span text:style-name="T12"> </text:span>reindirizza alla pagina autore con il PID specificato (ID record persona senza prefisso "homepages /"). Ad esempio, prova <text:a xlink:type="simple" xlink:href="http://dblp.uni-trier.de/rec/pid/00/7" text:style-name="Internet_20_link" text:visited-style-name="Visited_20_Internet_20_Link"><text:span text:style-name="T12">http://dblp.uni-trier.de/rec/pid/00/7</text:span></text:a></text:p>
      <text:p text:style-name="P42"><text:span text:style-name="T12"/></text:p>
      <text:p text:style-name="P68"><text:span text:style-name="T12">4. ESCAPE TO HYPERTEXT</text:span></text:p>
      <text:p text:style-name="P68"/>
      <text:p text:style-name="P43">DBLP è stato avviato nel 1993 come una piccola raccolta di file HTML che sono stati inseriti direttamente utilizzando un editor di testo standard. Molto presto i record bibliografici furono estratti dai file HTML. Per i record abbiamo utilizzato un formato molto vicino a XML, in seguito è stato adattato per conformarsi allo standard. Non avevamo previsto i dettagli dell'XML nel 1994, ma era una scelta naturale per i programmatori pigri. Il nostro primo parser era banalmente derivato dal parser del browser xmosaic, per usare un piccolo linguaggio di markup personalizzato era molto semplice da implementare. Non tutte le informazioni delle tabelle di contenuti HTML di origine (TOC) sono state inserite nei record bibliografici. dblp.xml è sufficiente per generare le pagine della persona DBLP, ma non le pagine TOC e le pagine di navigazione. Le informazioni più importanti mancanti per i TOC sono titoli di sessione. L'origine di una tipica pagina TOC ora è simile a questa<text:span text:style-name="T12">:</text:span></text:p>
      <text:p text:style-name="P25">...</text:p>
      <text:p text:style-name="P25">&lt;cite key="conf/vldb/2006"&gt;</text:p>
      <text:p text:style-name="P25">&lt;h2&gt;Keynote Addresses&lt;/h2&gt;</text:p>
      <text:p text:style-name="P25">&lt;ul&gt;</text:p>
      <text:p text:style-name="P25">&lt;li&gt;&lt;cite key="conf/vldb/Jhingran06" style=ee&gt;</text:p>
      <text:p text:style-name="P25">&lt;li&gt;&lt;cite key="conf/vldb/Sikka06" style=ee&gt;</text:p>
      <text:p text:style-name="P25">&lt;/ul&gt;</text:p>
      <text:p text:style-name="P25">&lt;h2&gt;Ten-Year Best Paper Award Talk Session&lt;/h2&gt;</text:p>
      <text:p text:style-name="P25">&lt;ul&gt;</text:p>
      <text:p text:style-name="P25">&lt;li&gt;&lt;cite key="conf/vldb/HalevyRO06" style=ee&gt;</text:p>
      <text:p text:style-name="P25">&lt;/ul&gt;</text:p>
      <text:p text:style-name="P25">&lt;h2&gt;Research Sessions&lt;/h2&gt;</text:p>
      <text:p text:style-name="P25">&lt;h3&gt;Continuous Query Processing&lt;/h3&gt;</text:p>
      <text:p text:style-name="P25">&lt;ul&gt;</text:p>
      <text:p text:style-name="P25">&lt;li&gt;&lt;cite key="conf/vldb/LiCTACH06" style=ee&gt;</text:p>
      <text:p text:style-name="P25">...</text:p>
      <text:p text:style-name="P25">&lt;footer&gt;</text:p>
      <text:p text:style-name="P43">Questo è HTML con alcuni elementi personalizzati aggiuntivi: <text:span text:style-name="T12">cite</text:span> include il record bibliografico specificato dall'attributo <text:span text:style-name="T12">key</text:span>. L’attributo opzionale <text:span text:style-name="T12">style </text:span>viene utilizzato per scegliere tra diverse opzioni di formattazione. <text:span text:style-name="T12">footer</text:span> produce il DBLP standard, <text:span text:style-name="T12">ref</text:span> è usato per collegamenti ipertestuali all'interno delle pagine web DBLP, ecc. Abbiamo chiamato questo "HTML" ipertestuale bibliografico (BHT) leggermente esteso. Nel 1994 abbiamo implementato un programma primitivo che produce HTML da questi file BHT. Il programma ha imitato l'idea del preprocessore C, in seguito "Server Side Includes" e sono stati introdotti diversi meccanismi più avanzati per comporre l'HTML da blocchi di edifici sparsi.</text:p>
      <text:p text:style-name="P43">Contrariamente a "lato server include" le pagine HTML non vengono prodotte su richiesta ma vengono composte ogni giorno in anticipo. Usiamo questo meccanismo arcaico fino ad oggi perché ci dà molta flessibilità per eludere il limitato potere di modellazione dei record bibliografici. In sostanza <text:span text:style-name="T12">DBLP = bibliographic records + BHT-files.</text:span></text:p>
      <text:p text:style-name="P43">Anche se spesso arriviamo ai limiti delle registrazioni bibliografiche, siamo molto riluttanti ad estendere il modello perché cerchiamo di mantenerlo semplice e gestibile. La parte ipertestuale di DBLP ci dà la libertà di descrivere qualsiasi irregolarità nel mondo della pubblicazione senza inventare un meccanismo per un caso singolare. In alcuni casi abbiamo esteso la potenza dei record bibliografici perché un fenomeno non previsto ha iniziato a verificarsi più frequentemente. Gli omonimi / sinonimi e la loro rappresentazione in record personali sono gli esempi più importanti di una funzionalità DBLP che è stata spostata dall'ipertesto ai record. Per le pagine TOC i file BHT <text:soft-page-break/>spesso non sono più di uno scheletro con l'enumerazione dei fogli che costituiscono il volume. In molti casi vengono aggiornati dai titoli delle sessioni. A volte abbiamo aggiunto commenti editoriali. I file TOC BHT per <text:span text:style-name="T40">proceedings</text:span> possono essere visualizzati come appendici ai record dei <text:span text:style-name="T14">proceedings</text:span> corrispondenti. Il campo <text:span text:style-name="T12">url</text:span> è il collegamento. Al livello superiore, per riviste o "flussi" di conferenze, i file BHT spesso diventano molto più irregolari. Qui il meccanismo di fuga dell'ipertesto può essere più giustificato. I file BHT originali non sono ancora coerenti con la sintassi XML. In ... / xml / dblp bht.xml potresti trovare una versione di essi che è "XMLlizzata" da uno script.</text:p>
      <text:p text:style-name="P43"/>
      <text:p text:style-name="P70"/>
      <text:p text:style-name="P64">FILE: DBLP XML Requests</text:p>
      <text:p text:style-name="P64"/>
      <text:p text:style-name="P64">ABSTRACT</text:p>
      <text:p text:style-name="P33"/>
      <text:p text:style-name="P51">Se il tuo software ha bisogno solo di alcuni dettagli di DBLP, scaricare l'intero file dblp.xml potrebbe essere un onere troppo costoso. Le pagine Web sono destinate agli esseri umani, i wrapper sono sempre esposti al rischio di modifiche di formattazione. In questa appendice descriviamo un'API di base per DBLP. La nostra applicazione di esempio per l'API è un semplice crawler che trova il percorso più breve tra due autori DBLP nel grafico coautore. Inoltre, l'appendice elenca il codice per associare i nomi delle persone agli URL DBLP.</text:p>
      <text:p text:style-name="P51"/>
      <text:p text:style-name="P60">DBLP Records</text:p>
      <text:p text:style-name="P69"/>
      <text:p text:style-name="P44">Se conosci la chiave di un record DBLP, puoi recuperare il record dall'URL <text:a xlink:type="simple" xlink:href="http://dblp.uni-trier.de/rec/bibtex/key.xml" text:style-name="Internet_20_link" text:visited-style-name="Visited_20_Internet_20_Link"><text:span text:style-name="T12">http://dblp.uni-trier.de/rec/bibtex/key.xml</text:span></text:a><text:span text:style-name="T12"> </text:span>per esempio. se si sostituisce la chiave con journal/acta/BayerM72, si otterrà la registrazione bibliografica della famosa carta B-tree:</text:p>
      <text:p text:style-name="P26">&lt;?xml version="1.0"?&gt;</text:p>
      <text:p text:style-name="P26">&lt;dblp&gt;</text:p>
      <text:p text:style-name="P26"><text:s text:c="3"/>&lt;article key="journals/acta/BayerM72"</text:p>
      <text:p text:style-name="P26"><text:tab/> <text:s text:c="4"/>mdate="2003-11-25"&gt;</text:p>
      <text:p text:style-name="P26"><text:s text:c="5"/>&lt;author&gt;Rudolf Bayer&lt;/author&gt;</text:p>
      <text:p text:style-name="P26"><text:s text:c="5"/>&lt;author&gt;Edward M. McCreight&lt;/author&gt;</text:p>
      <text:p text:style-name="P26"><text:s text:c="5"/>&lt;title&gt;Organization and Maintenance</text:p>
      <text:p text:style-name="P26"><text:s text:c="8"/>of Large Ordered Indices&lt;/title&gt;</text:p>
      <text:p text:style-name="P26"><text:s text:c="5"/>...</text:p>
      <text:p text:style-name="P26"><text:s text:c="3"/>&lt;/article&gt;</text:p>
      <text:p text:style-name="P26">&lt;/dblp&gt;</text:p>
      <text:p text:style-name="P44">Ovviamente questa sembra una versione dell'enorme file dblp.xml che è stato ridotto a un solo record. Ma c'è una differenza importante: l'intestazione non si riferisce a un DTD e non usiamo entità simboliche. Tutti i caratteri non ASCII sono codificati da entità numeriche, nell'intestazione la codifica intenzionalmente non è stata specificata. Questo puro documento XML ASCII senza entità simboliche può essere analizzato molto velocemente da un parser leggero. La stessa codifica è utilizzata dagli altri servizi descritti nel seguito di questa sezione.</text:p>
      <text:p text:style-name="P44"/>
      <text:p text:style-name="P61">Person Search</text:p>
      <text:p text:style-name="P61"/>
      <text:p text:style-name="P46">Su http://dblp.uni-trier.de/ DBLP fornisce una forma primitiva per cercare persone all'interno della bibliografia. Se digiti Schek, riceverai una risposta sulla pagina <text:a xlink:type="simple" xlink:href="http://dblp.uni-trier.de/search/author?author=Schek" text:style-name="Internet_20_link" text:visited-style-name="Visited_20_Internet_20_Link"><text:span text:style-name="T12">http://dblp.uni-trier.de/search/author?author=Schek</text:span></text:a></text:p>
      <text:p text:style-name="P46">Questa pagina è un documento HTML. Modifica l'URL inserendo una "x" dopo il punto interrogativo: </text:p>
      <text:p text:style-name="P46"><text:soft-page-break/><text:span text:style-name="T12">.../search/author?xauthor=Schek</text:span></text:p>
      <text:p text:style-name="P46">e otterrai una versione XML della pagina di risposta:</text:p>
      <text:p text:style-name="P46"><text:span text:style-name="T12"/></text:p>
      <text:p text:style-name="P28">&lt;?xml version="1.0"?&gt;</text:p>
      <text:p text:style-name="P28">&lt;authors&gt;</text:p>
      <text:p text:style-name="P28"><text:s text:c="4"/>&lt;author urlpt="s/Schek:Hans=J=ouml=rg"&gt;</text:p>
      <text:p text:style-name="P28"><text:s text:c="7"/>Hans-J&amp;#246;rg Schek&lt;/author&gt;</text:p>
      <text:p text:style-name="P28"><text:s text:c="4"/>&lt;author urlpt="s/Schekelmann:Andr=eacute="&gt;</text:p>
      <text:p text:style-name="P28"><text:s text:c="6"/>Andr&amp;#233; Schekelmann&lt;/author&gt;</text:p>
      <text:p text:style-name="P28">&lt;/authors&gt;</text:p>
      <text:p text:style-name="P46">Nella ricerca di persona DBLP una query viene interpretata come un insieme di prefissi di parti di nome. Se inserisci alcune parole, ottieni i nomi che includono queste parole come prefissi di alcune parti dei nomi. La stringa di query ei nomi memorizzati in DBLP sono suddivisi in parti. I delimitatori di questa tokenizzazione sono spazi e segni di punteggiatura. I segni di punteggiatura non sono rilevanti per l'abbinamento. Ar-b-c. produce lo stesso risultato di Ar b c. La corrispondenza non è sensibile al maiuscolo / minuscolo. L'ordine delle parole di interrogazione non ha importanza, cioè le domande Petra M A e M Petra A sono equivalenti. Per le parole che terminano con $ -sign, vengono mostrate solo le corrispondenze esatte di questa parola. Prova le query xi li, xi $ li xi li $ e xi $ li $ (xi $ li e xi $ li sono equivalenti). Finché si limita la query a ASCII (&lt;128) il motore di ricerca corrisponde a 'diacritico insensibile', cioè la query moller corrisponde a moller, möller, møller, móller, ecc. Non appena la query contiene segni diacritici, la corrispondenza diventa esatto per segni diacritici. Ora René abbina René ma non René o Renè. La codifica preferita per trasmettere la query è UTF-8. Non appena la query contiene una sequenza di byte che è illegale in UTF-8, la sequenza di byte in entrata viene interpretata come Latin-1. Inoltre, il motore di ricerca comprende entità simboliche elencate in dblp.dtd. La ricerca dell'autore accetta le query utilizzando il metodo GET o POST.</text:p>
      <text:p text:style-name="P46">La lunghezza della risposta ha un limite rigido: se la query produce più di 1000 hit, il risultato viene troncato. Nella versione XML la risposta è racchiusa in un elemento di autori. Per ogni colpo, contiene un elemento autore con il nome della persona corrispondente. Per comodità abbiamo aggiunto l'attributo urlpt agli elementi dell'autore. Questo attributo contiene la parte essenziale della mappatura da nome a URL, in questo modo per molte applicazioni non è più necessario implementare la funzione nome del file make descritta in appendice. Per ottenere l'URL di una pagina di persona, è necessario concatenare DBLPbURL, indici / a-tree /, il valore di urlpt e il suffisso .html.</text:p>
      <text:p text:style-name="P46">Se questo semplice motore di ricerca per le persone non è sufficiente per i tuoi scopi, devi implementare il tuo. Il file di testo <text:a xlink:type="simple" xlink:href="http://dblp.uni-trier.de/db/indices/AUTHORS" text:style-name="Internet_20_link" text:visited-style-name="Visited_20_Internet_20_Link"><text:span text:style-name="T12">http://dblp.uni-trier.de/db/indices/AUTHORS</text:span></text:a></text:p>
      <text:p text:style-name="P46">elenca tutti i nomi di persone DBLP tranne gli omonimi (vedere la successiva sottosezione). La codifica è pura ASCII, i caratteri Latin-1 sono rappresentati da entità simboliche, ogni riga contiene un nome.</text:p>
      <text:p text:style-name="P46"/>
      <text:p text:style-name="P66">Publications of a Person</text:p>
      <text:p text:style-name="P29"/>
      <text:p text:style-name="P47">La prima parte della pagina di una persona elenca tutte le pubblicazioni note a cui questa persona è coinvolta. Queste informazioni sono disponibili anche in XML. Richieste di URL del modulo <text:span text:style-name="T12">http://dblp.uni-trier.de/rec/pers/urlpt /xk</text:span></text:p>
      <text:p text:style-name="P47">risultato in risposte XML come (per url pt = Wong: Curtis):</text:p>
      <text:p text:style-name="P29">&lt;?xml version="1.0"?&gt;</text:p>
      <text:p text:style-name="P29">&lt;dblpperson name="Curtis Wong"&gt;</text:p>
      <text:p text:style-name="P29"><text:s text:c="3"/>&lt;dblpkey&gt;journals/sigmod/Wong08&lt;/dblpkey&gt;</text:p>
      <text:p text:style-name="P29"><text:s text:c="3"/>&lt;dblpkey&gt;conf/chi/HuynhDBW05&lt;/dblpkey&gt;</text:p>
      <text:p text:style-name="P29"><text:s text:c="3"/>...</text:p>
      <text:p text:style-name="P29">&lt;/dblpperson&gt;</text:p>
      <text:p text:style-name="P47"><text:soft-page-break/>Nell'elemento che include dblapperson, il nome dell'attributo specifica il nome della persona. Le chiavi dei record bibliografici sono contenute in elementi dblpkey. Tutti i record in cui questa persona è coinvolta o come autore o nel ruolo di un editor sono elencati. Se per questa persona è stata creata una "registrazione personale", la chiave è citata in anticipo sui normali record bibliografici. La voce è contrassegnata da un attributo:</text:p>
      <text:p text:style-name="P29">&lt;dblpkey type="person record"&gt;homepages/…</text:p>
      <text:p text:style-name="P47">Ulteriori informazioni sono fornite se gli omonimi sono noti:</text:p>
      <text:p text:style-name="P29">&lt;?xml version="1.0"?&gt;</text:p>
      <text:p text:style-name="P29">&lt;dblpperson name="Michael Meier"&gt;</text:p>
      <text:p text:style-name="P29"><text:s text:c="3"/>&lt;homonym&gt;m/Meier:Michael&lt;/homonym&gt;</text:p>
      <text:p text:style-name="P29"><text:s text:c="3"/>&lt;homonym&gt;m/Meier 0004:Michael&lt;/homonym&gt;</text:p>
      <text:p text:style-name="P29"><text:s text:c="3"/>&lt;homonym&gt;m/Meier 0003:Michael&lt;/homonym&gt;</text:p>
      <text:p text:style-name="P29"><text:s text:c="3"/>&lt;dblpkey type="person record"&gt;</text:p>
      <text:p text:style-name="P29"><text:s text:c="6"/>homepages/m/MichaelMeier2&lt;/dblpkey&gt;</text:p>
      <text:p text:style-name="P29"><text:s text:c="3"/>&lt;dblpkey&gt;conf/edbt/LausenMS08&lt;/dblpkey&gt;</text:p>
      <text:p text:style-name="P29"><text:s text:c="3"/>&lt;dblpkey&gt;journals/corr/abs-0812-3788&lt;/dblpkey&gt;</text:p>
      <text:p text:style-name="P29">&lt;/dblpperson&gt;</text:p>
      <text:p text:style-name="P29"/>
      <text:p text:style-name="P47">Il nostro esempio è stato richiesto da <text:span text:style-name="T12">.../rec/pers/m/Meier 0002:Michael/xk</text:span></text:p>
      <text:p text:style-name="P47">cioè queste sono le chiavi di Michael Meier con il suffisso ID 0002. Il nome non contiene il suffisso ID. Per gli altri Michael Meiers gli elenchi sono enumerati in elementi omonimi di fronte all'elenco delle chiavi. La ricerca persona restituisce solo il nome base senza suffisso ID. Per la query</text:p>
      <text:p text:style-name="P29">.../search/author?xauthor=Michael+Meier</text:p>
      <text:p text:style-name="P29">DBLP returns only</text:p>
      <text:p text:style-name="P29">&lt;?xml version="1.0"?&gt;</text:p>
      <text:p text:style-name="P29">&lt;authors&gt;</text:p>
      <text:p text:style-name="P29">&lt;author urlpt="m/Meier:Michael"&gt;</text:p>
      <text:p text:style-name="P29">Michael Meier&lt;/author&gt;</text:p>
      <text:p text:style-name="P29">&lt;/authors&gt;</text:p>
      <text:p text:style-name="P47">ma gli elementi di omonima mostrati sopra rendono facile trattare con nomi di persone ambigue.</text:p>
      <text:p text:style-name="P47"/>
      <text:p text:style-name="P66">Coauthors</text:p>
      <text:p text:style-name="P66"/>
      <text:p text:style-name="P47">Se carichi tutti i record bibliografici di una persona, è un passaggio banale ottenere il set di coautori per questa persona. Ma caricare tutti i record bibliografici può essere costoso. Gli URL <text:span text:style-name="T12">http://dblp.uni-trier.de/rec/pers/urlpt /xc</text:span></text:p>
      <text:p text:style-name="P47">dare accesso diretto alle liste dei coautori. Per esempio <text:span text:style-name="T12">.../rec/pers/h/Halevy:Alon Y=/xc</text:span> </text:p>
      <text:p text:style-name="P48">ritorna il documento XML</text:p>
      <text:p text:style-name="P30">&lt;?xml version="1.0"?&gt;</text:p>
      <text:p text:style-name="P30">&lt;coauthors author="Alon Y. Halevy"&gt;</text:p>
      <text:p text:style-name="P30">&lt;author urlpt="a/Abiteboul:Serge"</text:p>
      <text:p text:style-name="P30">count="3"&gt;Serge Abiteboul&lt;/author&gt;</text:p>
      <text:p text:style-name="P30">...</text:p>
      <text:p text:style-name="P30">&lt;author urlpt="z/Zhang:Yang"</text:p>
      <text:p text:style-name="P30">count="2"&gt;Yang Zhang&lt;/author&gt;</text:p>
      <text:p text:style-name="P30">&lt;/coauthors&gt;</text:p>
      <text:p text:style-name="P48">L'attributo count specifica il numero di pubblicazioni condivise delle due persone. In una versione futura intendiamo estendere l'API XMI per DBLP. L'accesso ai singoli file BHT non è ancora possibile, ma potrebbe essere utile per le applicazioni che sono interessate alle tabelle delle pagine dei contenuti. Indici per DOI, ISBN e altri campi possono essere utili.</text:p>
      <text:p text:style-name="P48"/>
      <text:p text:style-name="P48"/>
      <text:p text:style-name="P48"><text:soft-page-break/></text:p>
      <text:p text:style-name="P62">Shortest Path Algorithm</text:p>
      <text:p text:style-name="P62"/>
      <text:p text:style-name="P48">Il programma java documentato in questa sezione dimostra l'uso di uno dei servizi DBLP XML sopra descritti. Calcola il percorso più breve tra due autori DBLP nel grafico coautore. Il software funziona come un piccolo web crawler, carica le informazioni in modo incrementale dal server DBLP. Il programma è strutturato in due classi: L'algoritmo del percorso più breve è una variante del classico algoritmo di breasth-first, è mostrato nella figura 1. La classe Persona mostrata nella figura 2 nasconde tutti i particolari di implementazione DBLP dagli algoritmi stessi. L'interazione tra le due classi è molto semplice: se si dispone di un oggetto Person, è possibile chiederlo per i suoi vicini applicando il metodo getCoauthors, che restituisce una serie di persone. È possibile allegare un'etichetta a ogni persona. Un'etichetta è un numero intero. setLabel crea un'etichetta, ha test di etichetta</text:p>
      <text:p text:style-name="P48"/>
      <text:p text:style-name="P30"/>
      <text:p text:style-name="P30"/>
      <text:p text:style-name="P30">VEDERE FIGURA 1 E FIGURA 2 SUL FILE dblpxml<text:span text:style-name="T41">Req</text:span></text:p>
      <text:p text:style-name="P65"/>
      <text:p text:style-name="P65"/>
      <text:p text:style-name="P65"/>
      <text:p text:style-name="P45">se esiste un'etichetta e getLabel legge un'etichetta di una persona. Il metodo di classe resetAllLabels cancella tutte le etichette da persone. È ovvio che si può generalizzare a un'interfaccia semplice per accedere a qualsiasi grafico non orientato (senza pesi) dall'algoritmo del percorso più breve. Per eseguire l'algoritmo, devi creare due persone e costruire un oggetto CoauthorPath:</text:p>
      <text:p text:style-name="P27">Person p1, p2;</text:p>
      <text:p text:style-name="P27">p1 = Person.create("Jim Gray", "g/Gray:Jim");</text:p>
      <text:p text:style-name="P27">p2 = Person.create(...);</text:p>
      <text:p text:style-name="P27">CoauthorPath cp = new CoauthorPath(p1,p2);</text:p>
      <text:p text:style-name="P27">Person path[] = cp.getPath();</text:p>
      <text:p text:style-name="P45">Dopo questo puoi stampare il percorso. Quindi guardiamo la classe Persona più da vicino. Nello snipplet di codice sopra è evidente che usiamo il metodo di classe create per produrre nuovi oggetti Person.</text:p>
      <text:p text:style-name="P45">La classe non ha un costruttore pubblico perché memorizza nella cache tutti gli oggetti in una mappa a livello di classe. Il metodo create prima verifica se esiste già un oggetto per il nome specificato in personMap. Un nuovo oggetto viene creato solo se questo test fallisce. Dopo la creazione, un oggetto Persona contiene solo il nome della persona e l'urlpt. L'elenco dei coautori è caricato solo su richiesta 2. Il campo booleano coautoriLoaded contiene le informazioni sullo stato richieste. Se getCoauthors viene chiamato per la prima volta, loadCoauthors viene attivato per recuperare le informazioni da DBLP.</text:p>
      <text:p text:style-name="P45">Usiamo un parser SAX per leggere il file XML. Poiché la creazione di un oggetto parser SAX è un'attività costosa, il parser viene riutilizzato. Viene creato nel blocco di inizializzazione statico appena sopra loadCoauthors in fase di caricamento della classe. Inoltre, il campo coauthorHandler viene inizializzato. In loadCoauthors viene costruito un oggetto URL per fornire un InputStream per il parser. Durante il processo di analisi, il parser SAX chiama i metodi startElement, endElement e caratteri del CAConfigHandler locale. Siamo interessati solo agli elementi dell'autore. Il valore booleano insideAuthor viene impostato non appena riconosciamo un tag autore di apertura. i personaggi raccolgono il contenuto dell'elemento in Valore. Nel metodo endElement viene creato un oggetto Persona. I coautori sono temporaneamente memorizzati in plist. Questo elenco viene convertito nell'array coautori finale dopo che l'analisi è stata completata. Per rendere l'algoritmo del percorso più breve percorribile su una connessione internet lenta, dobbiamo ridurre al minimo il numero di elenchi di coautori da caricare. Due ottimizzazioni conosciute dell'algoritmo di ampiezza <text:soft-page-break/>si sono dimostrate essenziali per le ricerche all'interno dell'enorme componente connesso del grafico coautore DBLP: (1) La ricerca deve iniziare da entrambe le persone e (2) l'algoritmo deve preferire il lato con il numero inferiore di persone da visitare successivamente. Il metodo CoauthorPath.shortestPath è un'implementazione diretta di queste idee. L'algoritmo identifica le persone p1 con 1 e p2 con -1. I vicini diretti di p1 sono impostati 2, i vicini diretti di p2 sono impostati -2 ecc. Le variabili now1 e now2 contengono gli insiemi di persone che formano le onde esterne dei processi di etichettatura. Il loop principale capovolge il lato dove avanzare successivamente a seconda della dimensione di questi set. Durante una fase di espansione le persone ancora non visitate vengono raccolte nell'insieme successivo.</text:p>
      <text:p text:style-name="P49">Se now1 o now2 diventano vuoti, le persone non sono collegate. Se le due onde si colpiscono a vicenda, la traccia del metodo viene chiamata per raccogliere i percorsi dal punto di incontro ai punti di partenza.</text:p>
      <text:p text:style-name="P49"/>
      <text:p text:style-name="P31">make_file_name</text:p>
      <text:p text:style-name="P31"/>
      <text:p text:style-name="P49">Questo programma C primitivo mostra la funzione che calcola l'URL di una pagina autore DBLP da un nome. Per una versione di produzione, è necessario aggiungere alcuni test per impedire attacchi di overflow del buffer.</text:p>
      <text:p text:style-name="P49"/>
      <text:p text:style-name="P31">#include &lt;stdlib.h&gt;</text:p>
      <text:p text:style-name="P31">typedef char line[10000];</text:p>
      <text:p text:style-name="P31">line name array, file name array;</text:p>
      <text:p text:style-name="P31">char map char(char x) {</text:p>
      <text:p text:style-name="P31">if (isalnum(x)) return x;</text:p>
      <text:p text:style-name="P31">return (x == ’ ’) ? ’ ’ : ’=’;</text:p>
      <text:p text:style-name="P31">}</text:p>
      <text:p text:style-name="P31">int is hidden suffix(char *x) {</text:p>
      <text:p text:style-name="P31">if (x == NULL) return 0;</text:p>
      <text:p text:style-name="P31">if (!isdigit(x[0]) || !isdigit(x[1]) ||</text:p>
      <text:p text:style-name="P31">!isdigit(x[2]) || !isdigit(x[3])) return 0;</text:p>
      <text:p text:style-name="P31">return x[4] == ’\0’;</text:p>
      <text:p text:style-name="P31">}</text:p>
      <text:p text:style-name="P31"/>
      <text:p text:style-name="P31">char *make file name(char *name) {</text:p>
      <text:p text:style-name="P31">int i = 0;</text:p>
      <text:p text:style-name="P31">char c, *lname, *fname, *help;</text:p>
      <text:p text:style-name="P31">strcpy(name array,name);</text:p>
      <text:p text:style-name="P31">lname = strrchr(name array,’ ’);</text:p>
      <text:p text:style-name="P31">if (lname) {</text:p>
      <text:p text:style-name="P31">fname = name array;</text:p>
      <text:p text:style-name="P31">*lname++ = ’\0’;</text:p>
      <text:p text:style-name="P31">if (strcmp(lname,"Jr.")==0 ||</text:p>
      <text:p text:style-name="P31">strcmp(lname,"II") ==0 ||</text:p>
      <text:p text:style-name="P31">strcmp(lname,"III")==0 ||</text:p>
      <text:p text:style-name="P31">strcmp(lname,"IV")==0 ||</text:p>
      <text:p text:style-name="P31">is hidden suffix(lname)) {</text:p>
      <text:p text:style-name="P31">help = strrchr(fname,’ ’);</text:p>
      <text:p text:style-name="P31">if (help) {</text:p>
      <text:p text:style-name="P31">--lname; *lname = ’ ’;</text:p>
      <text:p text:style-name="P31">*help = ’\0’;</text:p>
      <text:p text:style-name="P31">lname = help+1;</text:p>
      <text:p text:style-name="P31">}</text:p>
      <text:p text:style-name="P31"><text:soft-page-break/>}</text:p>
      <text:p text:style-name="P31">} else {</text:p>
      <text:p text:style-name="P31">fname = strrchr(name array, ’\0’);</text:p>
      <text:p text:style-name="P31">lname = name array;</text:p>
      <text:p text:style-name="P31">}</text:p>
      <text:p text:style-name="P31">if (lname)</text:p>
      <text:p text:style-name="P31">while (c = *lname++)</text:p>
      <text:p text:style-name="P31">file name array[i++] = map char(c);</text:p>
      <text:p text:style-name="P31">file name array[i++] = ’:’;</text:p>
      <text:p text:style-name="P31">if (fname)</text:p>
      <text:p text:style-name="P31">while (c = *fname++)</text:p>
      <text:p text:style-name="P31">file name array[i++] = map char(c);</text:p>
      <text:p text:style-name="P31">file name array[i] = ’\0’;</text:p>
      <text:p text:style-name="P31">return file name array;</text:p>
      <text:p text:style-name="P31">}</text:p>
      <text:p text:style-name="P31">void print keys url(char *name) {</text:p>
      <text:p text:style-name="P31">char *s = make file name(name);</text:p>
      <text:p text:style-name="P31">printf("http://dblp.uni-trier.de"</text:p>
      <text:p text:style-name="P31">"/rec/pers/%c/%s/xk\n", tolower(*s),s);</text:p>
      <text:p text:style-name="P31">}</text:p>
      <text:p text:style-name="P31">main() {</text:p>
      <text:p text:style-name="P31">print keys url("Lars M&amp;ouml;nch");</text:p>
      <text:p text:style-name="P31">print keys url("Chris van den Bos");</text:p>
      <text:p text:style-name="P31">print keys url("Luqi");</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6:41:34.809307398</meta:creation-date>
    <dc:date>2018-12-28T17:04:58.957203287</dc:date>
    <meta:editing-duration>P1DT16H42M19S</meta:editing-duration>
    <meta:editing-cycles>31</meta:editing-cycles>
    <meta:generator>LibreOffice/6.1.2.1$Linux_X86_64 LibreOffice_project/10$Build-1</meta:generator>
    <meta:document-statistic meta:table-count="0" meta:image-count="0" meta:object-count="0" meta:page-count="20" meta:paragraph-count="417" meta:word-count="8872" meta:character-count="60605" meta:non-whitespace-character-count="51669"/>
  </office:meta>
</office:document-meta>
</file>